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8035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9217in"/>
    </style:style>
    <style:style style:name="co15" style:family="table-column">
      <style:table-column-properties fo:break-before="auto" style:column-width="1.0717in"/>
    </style:style>
    <style:style style:name="co16" style:family="table-column">
      <style:table-column-properties fo:break-before="auto" style:column-width="0.9965in"/>
    </style:style>
    <style:style style:name="co17" style:family="table-column">
      <style:table-column-properties fo:break-before="auto" style:column-width="0.8362in"/>
    </style:style>
    <style:style style:name="co18" style:family="table-column">
      <style:table-column-properties fo:break-before="auto" style:column-width="1.7902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10" style:family="table-cell" style:parent-style-name="Default" style:data-style-name="N129"/>
    <style:style style:name="ce11" style:family="table-cell" style:parent-style-name="Default" style:data-style-name="N129">
      <style:table-cell-properties fo:border="0.06pt solid #000000"/>
    </style:style>
    <style:style style:name="ce5" style:family="table-cell" style:parent-style-name="Default" style:data-style-name="N4"/>
    <style:style style:name="ce2" style:family="table-cell" style:parent-style-name="Default" style:data-style-name="N13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VM-DRAM comparison_161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DRAM-onl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otalt</text:p>
          </table:table-cell>
          <table:table-cell table:style-name="ce3" office:value-type="string" calcext:value-type="string">
            <text:p>iterasjon</text:p>
          </table:table-cell>
          <table:table-cell table:style-name="ce3"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107.430427" calcext:value-type="float">
            <text:p>107.43</text:p>
          </table:table-cell>
          <table:table-cell table:style-name="ce6" office:value-type="float" office:value="105.765672" calcext:value-type="float">
            <text:p>105.77</text:p>
          </table:table-cell>
          <table:table-cell office:value-type="float" office:value="1.664755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97.205613" calcext:value-type="float">
            <text:p>97.21</text:p>
          </table:table-cell>
          <table:table-cell table:style-name="ce6" office:value-type="float" office:value="95.660086" calcext:value-type="float">
            <text:p>95.66</text:p>
          </table:table-cell>
          <table:table-cell office:value-type="float" office:value="1.545527" calcext:value-type="float">
            <text:p>1.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89.075228" calcext:value-type="float">
            <text:p>89.08</text:p>
          </table:table-cell>
          <table:table-cell table:style-name="ce6" office:value-type="float" office:value="87.654255" calcext:value-type="float">
            <text:p>87.65</text:p>
          </table:table-cell>
          <table:table-cell office:value-type="float" office:value="1.420973" calcext:value-type="float">
            <text:p>1.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float" office:value="81.054827" calcext:value-type="float">
            <text:p>81.05</text:p>
          </table:table-cell>
          <table:table-cell table:style-name="ce6" office:value-type="float" office:value="79.74284" calcext:value-type="float">
            <text:p>79.74</text:p>
          </table:table-cell>
          <table:table-cell office:value-type="float" office:value="1.311987" calcext:value-type="float">
            <text:p>1.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76.454619" calcext:value-type="float">
            <text:p>76.45</text:p>
          </table:table-cell>
          <table:table-cell table:style-name="ce6" office:value-type="float" office:value="75.224989" calcext:value-type="float">
            <text:p>75.22</text:p>
          </table:table-cell>
          <table:table-cell office:value-type="float" office:value="1.22963" calcext:value-type="float">
            <text:p>1.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office:value-type="float" office:value="70.996323" calcext:value-type="float">
            <text:p>71.00</text:p>
          </table:table-cell>
          <table:table-cell table:style-name="ce6" office:value-type="float" office:value="69.796959" calcext:value-type="float">
            <text:p>69.80</text:p>
          </table:table-cell>
          <table:table-cell office:value-type="float" office:value="1.199364" calcext:value-type="float">
            <text:p>1.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66.816741" calcext:value-type="float">
            <text:p>66.82</text:p>
          </table:table-cell>
          <table:table-cell table:style-name="ce6" office:value-type="float" office:value="65.693812" calcext:value-type="float">
            <text:p>65.69</text:p>
          </table:table-cell>
          <table:table-cell office:value-type="float" office:value="1.122929" calcext:value-type="float">
            <text:p>1.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62.897383" calcext:value-type="float">
            <text:p>62.90</text:p>
          </table:table-cell>
          <table:table-cell table:style-name="ce6" office:value-type="float" office:value="61.841681" calcext:value-type="float">
            <text:p>61.84</text:p>
          </table:table-cell>
          <table:table-cell office:value-type="float" office:value="1.055702" calcext:value-type="float">
            <text:p>1.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60.368847" calcext:value-type="float">
            <text:p>60.37</text:p>
          </table:table-cell>
          <table:table-cell table:style-name="ce6" office:value-type="float" office:value="59.365514" calcext:value-type="float">
            <text:p>59.37</text:p>
          </table:table-cell>
          <table:table-cell office:value-type="float" office:value="1.003333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VDIMM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otalt</text:p>
          </table:table-cell>
          <table:table-cell table:style-name="ce3" office:value-type="string" calcext:value-type="string">
            <text:p>iterasjon</text:p>
          </table:table-cell>
          <table:table-cell table:style-name="ce3"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307.870227" calcext:value-type="float">
            <text:p>307.87</text:p>
          </table:table-cell>
          <table:table-cell table:style-name="ce6" office:value-type="float" office:value="305.957587" calcext:value-type="float">
            <text:p>305.96</text:p>
          </table:table-cell>
          <table:table-cell office:value-type="float" office:value="1.91264" calcext:value-type="float">
            <text:p>1.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269.524601" calcext:value-type="float">
            <text:p>269.52</text:p>
          </table:table-cell>
          <table:table-cell table:style-name="ce6" office:value-type="float" office:value="267.758586" calcext:value-type="float">
            <text:p>267.76</text:p>
          </table:table-cell>
          <table:table-cell office:value-type="float" office:value="1.766015" calcext:value-type="float">
            <text:p>1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253.763072" calcext:value-type="float">
            <text:p>253.76</text:p>
          </table:table-cell>
          <table:table-cell table:style-name="ce6" office:value-type="float" office:value="252.15694" calcext:value-type="float">
            <text:p>252.16</text:p>
          </table:table-cell>
          <table:table-cell office:value-type="float" office:value="1.606132" calcext:value-type="float">
            <text:p>1.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float" office:value="234.312924" calcext:value-type="float">
            <text:p>234.31</text:p>
          </table:table-cell>
          <table:table-cell table:style-name="ce6" office:value-type="float" office:value="232.837747" calcext:value-type="float">
            <text:p>232.84</text:p>
          </table:table-cell>
          <table:table-cell office:value-type="float" office:value="1.475177" calcext:value-type="float">
            <text:p>1.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221.122859" calcext:value-type="float">
            <text:p>221.12</text:p>
          </table:table-cell>
          <table:table-cell table:style-name="ce6" office:value-type="float" office:value="219.728077" calcext:value-type="float">
            <text:p>219.73</text:p>
          </table:table-cell>
          <table:table-cell office:value-type="float" office:value="1.394782" calcext:value-type="float">
            <text:p>1.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office:value-type="float" office:value="206.897789" calcext:value-type="float">
            <text:p>206.90</text:p>
          </table:table-cell>
          <table:table-cell table:style-name="ce6" office:value-type="float" office:value="205.571238" calcext:value-type="float">
            <text:p>205.57</text:p>
          </table:table-cell>
          <table:table-cell office:value-type="float" office:value="1.326551" calcext:value-type="float">
            <text:p>1.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194.31138" calcext:value-type="float">
            <text:p>194.31</text:p>
          </table:table-cell>
          <table:table-cell table:style-name="ce6" office:value-type="float" office:value="193.063487" calcext:value-type="float">
            <text:p>193.06</text:p>
          </table:table-cell>
          <table:table-cell office:value-type="float" office:value="1.247893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183.587361" calcext:value-type="float">
            <text:p>183.59</text:p>
          </table:table-cell>
          <table:table-cell table:style-name="ce6" office:value-type="float" office:value="182.406653" calcext:value-type="float">
            <text:p>182.41</text:p>
          </table:table-cell>
          <table:table-cell office:value-type="float" office:value="1.180708" calcext:value-type="float">
            <text:p>1.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172.20184" calcext:value-type="float">
            <text:p>172.20</text:p>
          </table:table-cell>
          <table:table-cell table:style-name="ce6" office:value-type="float" office:value="171.079866" calcext:value-type="float">
            <text:p>171.08</text:p>
          </table:table-cell>
          <table:table-cell office:value-type="float" office:value="1.121974" calcext:value-type="float">
            <text:p>1.12</text:p>
          </table:table-cell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table:style-name="Default"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3.000662" calcext:value-type="float">
            <text:p>63.00</text:p>
          </table:table-cell>
          <table:table-cell table:style-name="ce10" office:value-type="float" office:value="0.00224" calcext:value-type="float">
            <text:p>0.0022</text:p>
          </table:table-cell>
          <table:table-cell table:style-name="ce1" office:value-type="float" office:value="63.005076" calcext:value-type="float">
            <text:p>63.01</text:p>
          </table:table-cell>
          <table:table-cell table:style-name="ce1" office:value-type="float" office:value="22.61585" calcext:value-type="float">
            <text:p>22.62</text:p>
          </table:table-cell>
          <table:table-cell table:style-name="ce1" office:value-type="float" office:value="20.802856" calcext:value-type="float">
            <text:p>20.80</text:p>
          </table:table-cell>
          <table:table-cell table:style-name="ce1" office:value-type="float" office:value="19.579618" calcext:value-type="float">
            <text:p>19.58</text:p>
          </table:table-cell>
          <table:table-cell table:style-name="ce1" office:value-type="float" office:value="63.005198" calcext:value-type="float">
            <text:p>63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8.157096" calcext:value-type="float">
            <text:p>68.16</text:p>
          </table:table-cell>
          <table:table-cell table:style-name="ce10" office:value-type="float" office:value="0.026061" calcext:value-type="float">
            <text:p>0.0261</text:p>
          </table:table-cell>
          <table:table-cell table:style-name="ce1" office:value-type="float" office:value="68.160915" calcext:value-type="float">
            <text:p>68.16</text:p>
          </table:table-cell>
          <table:table-cell table:style-name="ce1" office:value-type="float" office:value="47.803413" calcext:value-type="float">
            <text:p>47.80</text:p>
          </table:table-cell>
          <table:table-cell table:style-name="ce1" office:value-type="float" office:value="10.519206" calcext:value-type="float">
            <text:p>10.52</text:p>
          </table:table-cell>
          <table:table-cell table:style-name="ce1" office:value-type="float" office:value="9.825272" calcext:value-type="float">
            <text:p>9.83</text:p>
          </table:table-cell>
          <table:table-cell table:style-name="ce1" office:value-type="float" office:value="68.161036" calcext:value-type="float">
            <text:p>68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2.021996" calcext:value-type="float">
            <text:p>72.02</text:p>
          </table:table-cell>
          <table:table-cell table:style-name="ce10" office:value-type="float" office:value="0.006491" calcext:value-type="float">
            <text:p>0.0065</text:p>
          </table:table-cell>
          <table:table-cell table:style-name="ce1" office:value-type="float" office:value="72.024093" calcext:value-type="float">
            <text:p>72.02</text:p>
          </table:table-cell>
          <table:table-cell table:style-name="ce1" office:value-type="float" office:value="58.549387" calcext:value-type="float">
            <text:p>58.55</text:p>
          </table:table-cell>
          <table:table-cell table:style-name="ce1" office:value-type="float" office:value="7.033565" calcext:value-type="float">
            <text:p>7.03</text:p>
          </table:table-cell>
          <table:table-cell table:style-name="ce1" office:value-type="float" office:value="6.428619" calcext:value-type="float">
            <text:p>6.43</text:p>
          </table:table-cell>
          <table:table-cell table:style-name="ce1" office:value-type="float" office:value="72.024209" calcext:value-type="float">
            <text:p>72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.769005" calcext:value-type="float">
            <text:p>76.77</text:p>
          </table:table-cell>
          <table:table-cell table:style-name="ce10" office:value-type="float" office:value="0.002393" calcext:value-type="float">
            <text:p>0.0024</text:p>
          </table:table-cell>
          <table:table-cell table:style-name="ce1" office:value-type="float" office:value="76.774079" calcext:value-type="float">
            <text:p>76.77</text:p>
          </table:table-cell>
          <table:table-cell table:style-name="ce1" office:value-type="float" office:value="66.603146" calcext:value-type="float">
            <text:p>66.60</text:p>
          </table:table-cell>
          <table:table-cell table:style-name="ce1" office:value-type="float" office:value="5.325391" calcext:value-type="float">
            <text:p>5.33</text:p>
          </table:table-cell>
          <table:table-cell table:style-name="ce1" office:value-type="float" office:value="4.832592" calcext:value-type="float">
            <text:p>4.83</text:p>
          </table:table-cell>
          <table:table-cell table:style-name="ce1" office:value-type="float" office:value="76.774197" calcext:value-type="float">
            <text:p>76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4.436805" calcext:value-type="float">
            <text:p>84.44</text:p>
          </table:table-cell>
          <table:table-cell table:style-name="ce10" office:value-type="float" office:value="0.002332" calcext:value-type="float">
            <text:p>0.0023</text:p>
          </table:table-cell>
          <table:table-cell table:style-name="ce1" office:value-type="float" office:value="84.438328" calcext:value-type="float">
            <text:p>84.44</text:p>
          </table:table-cell>
          <table:table-cell table:style-name="ce1" office:value-type="float" office:value="76.034314" calcext:value-type="float">
            <text:p>76.03</text:p>
          </table:table-cell>
          <table:table-cell table:style-name="ce1" office:value-type="float" office:value="4.451701" calcext:value-type="float">
            <text:p>4.45</text:p>
          </table:table-cell>
          <table:table-cell table:style-name="ce1" office:value-type="float" office:value="3.940423" calcext:value-type="float">
            <text:p>3.94</text:p>
          </table:table-cell>
          <table:table-cell table:style-name="ce1" office:value-type="float" office:value="84.43845" calcext:value-type="float">
            <text:p>8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9.828171" calcext:value-type="float">
            <text:p>89.83</text:p>
          </table:table-cell>
          <table:table-cell table:style-name="ce10" office:value-type="float" office:value="0.002545" calcext:value-type="float">
            <text:p>0.0025</text:p>
          </table:table-cell>
          <table:table-cell table:style-name="ce1" office:value-type="float" office:value="89.829635" calcext:value-type="float">
            <text:p>89.83</text:p>
          </table:table-cell>
          <table:table-cell table:style-name="ce1" office:value-type="float" office:value="83.014458" calcext:value-type="float">
            <text:p>83.01</text:p>
          </table:table-cell>
          <table:table-cell table:style-name="ce1" office:value-type="float" office:value="3.614398" calcext:value-type="float">
            <text:p>3.61</text:p>
          </table:table-cell>
          <table:table-cell table:style-name="ce1" office:value-type="float" office:value="3.186903" calcext:value-type="float">
            <text:p>3.19</text:p>
          </table:table-cell>
          <table:table-cell table:style-name="ce1" office:value-type="float" office:value="89.829759" calcext:value-type="float">
            <text:p>89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.557681" calcext:value-type="float">
            <text:p>101.56</text:p>
          </table:table-cell>
          <table:table-cell table:style-name="ce10" office:value-type="float" office:value="0.002157" calcext:value-type="float">
            <text:p>0.0022</text:p>
          </table:table-cell>
          <table:table-cell table:style-name="ce1" office:value-type="float" office:value="101.559052" calcext:value-type="float">
            <text:p>101.56</text:p>
          </table:table-cell>
          <table:table-cell table:style-name="ce1" office:value-type="float" office:value="95.504334" calcext:value-type="float">
            <text:p>95.50</text:p>
          </table:table-cell>
          <table:table-cell table:style-name="ce1" office:value-type="float" office:value="3.274171" calcext:value-type="float">
            <text:p>3.27</text:p>
          </table:table-cell>
          <table:table-cell table:style-name="ce1" office:value-type="float" office:value="2.764639" calcext:value-type="float">
            <text:p>2.76</text:p>
          </table:table-cell>
          <table:table-cell table:style-name="ce1" office:value-type="float" office:value="101.559173" calcext:value-type="float">
            <text:p>101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07.925491" calcext:value-type="float">
            <text:p>107.93</text:p>
          </table:table-cell>
          <table:table-cell table:style-name="ce10" office:value-type="float" office:value="0.00203" calcext:value-type="float">
            <text:p>0.0020</text:p>
          </table:table-cell>
          <table:table-cell table:style-name="ce1" office:value-type="float" office:value="107.926773" calcext:value-type="float">
            <text:p>107.93</text:p>
          </table:table-cell>
          <table:table-cell table:style-name="ce1" office:value-type="float" office:value="102.739349" calcext:value-type="float">
            <text:p>102.74</text:p>
          </table:table-cell>
          <table:table-cell table:style-name="ce1" office:value-type="float" office:value="2.784409" calcext:value-type="float">
            <text:p>2.78</text:p>
          </table:table-cell>
          <table:table-cell table:style-name="ce1" office:value-type="float" office:value="2.38488" calcext:value-type="float">
            <text:p>2.38</text:p>
          </table:table-cell>
          <table:table-cell table:style-name="ce1" office:value-type="float" office:value="107.926897" calcext:value-type="float">
            <text:p>107.93</text:p>
          </table:table-cell>
        </table:table-row>
        <table:table-row table:style-name="ro1" table:number-rows-repeated="2">
          <table:table-cell table:number-columns-repeated="3"/>
          <table:table-cell table:style-name="ce1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5 ganger</text:p>
          </table:table-cell>
          <table:table-cell/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odes</text:p>
          </table:table-cell>
          <table:table-cell table:style-name="ce4" office:value-type="float" office:value="3000000" calcext:value-type="float">
            <text:p>3,000,000</text:p>
          </table:table-cell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edges</text:p>
          </table:table-cell>
          <table:table-cell table:style-name="ce4" office:value-type="float" office:value="48000000" calcext:value-type="float">
            <text:p>48,000,000</text:p>
          </table:table-cell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DRAM-onl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otalt</text:p>
          </table:table-cell>
          <table:table-cell table:style-name="ce3" office:value-type="string" calcext:value-type="string">
            <text:p>iterasjon</text:p>
          </table:table-cell>
          <table:table-cell table:style-name="ce3"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172.902403" calcext:value-type="float">
            <text:p>172.90</text:p>
          </table:table-cell>
          <table:table-cell table:style-name="ce6" office:value-type="float" office:value="160.114047" calcext:value-type="float">
            <text:p>160.11</text:p>
          </table:table-cell>
          <table:table-cell office:value-type="float" office:value="12.788356" calcext:value-type="float">
            <text:p>12.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160.528718" calcext:value-type="float">
            <text:p>160.53</text:p>
          </table:table-cell>
          <table:table-cell table:style-name="ce6" office:value-type="float" office:value="148.47041" calcext:value-type="float">
            <text:p>148.47</text:p>
          </table:table-cell>
          <table:table-cell office:value-type="float" office:value="12.058308" calcext:value-type="float">
            <text:p>12.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150.367386" calcext:value-type="float">
            <text:p>150.37</text:p>
          </table:table-cell>
          <table:table-cell table:style-name="ce6" office:value-type="float" office:value="139.446089" calcext:value-type="float">
            <text:p>139.45</text:p>
          </table:table-cell>
          <table:table-cell office:value-type="float" office:value="10.921297" calcext:value-type="float">
            <text:p>10.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float" office:value="132.925512" calcext:value-type="float">
            <text:p>132.93</text:p>
          </table:table-cell>
          <table:table-cell table:style-name="ce6" office:value-type="float" office:value="122.976314" calcext:value-type="float">
            <text:p>122.98</text:p>
          </table:table-cell>
          <table:table-cell office:value-type="float" office:value="9.949198" calcext:value-type="float">
            <text:p>9.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123.888498" calcext:value-type="float">
            <text:p>123.89</text:p>
          </table:table-cell>
          <table:table-cell table:style-name="ce6" office:value-type="float" office:value="114.698189" calcext:value-type="float">
            <text:p>114.70</text:p>
          </table:table-cell>
          <table:table-cell office:value-type="float" office:value="9.190309" calcext:value-type="float">
            <text:p>9.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office:value-type="float" office:value="116.396894" calcext:value-type="float">
            <text:p>116.40</text:p>
          </table:table-cell>
          <table:table-cell table:style-name="ce6" office:value-type="float" office:value="107.41231" calcext:value-type="float">
            <text:p>107.41</text:p>
          </table:table-cell>
          <table:table-cell office:value-type="float" office:value="8.984584" calcext:value-type="float">
            <text:p>8.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109.650942" calcext:value-type="float">
            <text:p>109.65</text:p>
          </table:table-cell>
          <table:table-cell table:style-name="ce6" office:value-type="float" office:value="101.336358" calcext:value-type="float">
            <text:p>101.34</text:p>
          </table:table-cell>
          <table:table-cell office:value-type="float" office:value="8.314584" calcext:value-type="float">
            <text:p>8.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103.253752" calcext:value-type="float">
            <text:p>103.25</text:p>
          </table:table-cell>
          <table:table-cell table:style-name="ce6" office:value-type="float" office:value="95.498544" calcext:value-type="float">
            <text:p>95.50</text:p>
          </table:table-cell>
          <table:table-cell office:value-type="float" office:value="7.755208" calcext:value-type="float">
            <text:p>7.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96.944904" calcext:value-type="float">
            <text:p>96.94</text:p>
          </table:table-cell>
          <table:table-cell table:style-name="ce6" office:value-type="float" office:value="89.753016" calcext:value-type="float">
            <text:p>89.75</text:p>
          </table:table-cell>
          <table:table-cell office:value-type="float" office:value="7.191889" calcext:value-type="float">
            <text:p>7.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office:value-type="float" office:value="93.933834" calcext:value-type="float">
            <text:p>93.93</text:p>
          </table:table-cell>
          <table:table-cell table:style-name="ce6" office:value-type="float" office:value="86.967577" calcext:value-type="float">
            <text:p>86.97</text:p>
          </table:table-cell>
          <table:table-cell office:value-type="float" office:value="6.966257" calcext:value-type="float">
            <text:p>6.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8" calcext:value-type="float">
            <text:p>18</text:p>
          </table:table-cell>
          <table:table-cell office:value-type="float" office:value="89.889632" calcext:value-type="float">
            <text:p>89.89</text:p>
          </table:table-cell>
          <table:table-cell table:style-name="ce6" office:value-type="float" office:value="83.458357" calcext:value-type="float">
            <text:p>83.46</text:p>
          </table:table-cell>
          <table:table-cell office:value-type="float" office:value="6.431275" calcext:value-type="float">
            <text:p>6.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office:value-type="float" office:value="85.002966" calcext:value-type="float">
            <text:p>85.00</text:p>
          </table:table-cell>
          <table:table-cell table:style-name="ce6" office:value-type="float" office:value="78.885419" calcext:value-type="float">
            <text:p>78.89</text:p>
          </table:table-cell>
          <table:table-cell office:value-type="float" office:value="6.117547" calcext:value-type="float">
            <text:p>6.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0" calcext:value-type="float">
            <text:p>20</text:p>
          </table:table-cell>
          <table:table-cell office:value-type="float" office:value="81.39" calcext:value-type="float">
            <text:p>81.39</text:p>
          </table:table-cell>
          <table:table-cell table:style-name="ce6" office:value-type="float" office:value="79.01" calcext:value-type="float">
            <text:p>79.01</text:p>
          </table:table-cell>
          <table:table-cell office:value-type="float" office:value="5.78" calcext:value-type="float">
            <text:p>5.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1" calcext:value-type="float">
            <text:p>21</text:p>
          </table:table-cell>
          <table:table-cell office:value-type="float" office:value="79.122364" calcext:value-type="float">
            <text:p>79.12</text:p>
          </table:table-cell>
          <table:table-cell table:style-name="ce6" office:value-type="float" office:value="72.80257" calcext:value-type="float">
            <text:p>72.80</text:p>
          </table:table-cell>
          <table:table-cell office:value-type="float" office:value="6.319794" calcext:value-type="float">
            <text:p>6.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2" calcext:value-type="float">
            <text:p>22</text:p>
          </table:table-cell>
          <table:table-cell office:value-type="float" office:value="75.502583" calcext:value-type="float">
            <text:p>75.50</text:p>
          </table:table-cell>
          <table:table-cell table:style-name="ce6" office:value-type="float" office:value="69.800384" calcext:value-type="float">
            <text:p>69.80</text:p>
          </table:table-cell>
          <table:table-cell office:value-type="float" office:value="5.702199" calcext:value-type="float">
            <text:p>5.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3" calcext:value-type="float">
            <text:p>23</text:p>
          </table:table-cell>
          <table:table-cell office:value-type="float" office:value="78.858116" calcext:value-type="float">
            <text:p>78.86</text:p>
          </table:table-cell>
          <table:table-cell table:style-name="ce6" office:value-type="float" office:value="69.959106" calcext:value-type="float">
            <text:p>69.96</text:p>
          </table:table-cell>
          <table:table-cell office:value-type="float" office:value="8.89901" calcext:value-type="float">
            <text:p>8.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4" calcext:value-type="float">
            <text:p>24</text:p>
          </table:table-cell>
          <table:table-cell office:value-type="float" office:value="69.829171" calcext:value-type="float">
            <text:p>69.83</text:p>
          </table:table-cell>
          <table:table-cell table:style-name="ce6" office:value-type="float" office:value="64.324149" calcext:value-type="float">
            <text:p>64.32</text:p>
          </table:table-cell>
          <table:table-cell office:value-type="float" office:value="5.505023" calcext:value-type="float">
            <text:p>5.51</text:p>
          </table:table-cell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5 gange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iter time</text:p>
          </table:table-cell>
          <table:table-cell table:style-name="ce3" office:value-type="string" calcext:value-type="string">
            <text:p>iter idle t.</text:p>
          </table:table-cell>
          <table:table-cell table:style-name="ce3" office:value-type="string" calcext:value-type="string">
            <text:p>analyze t</text:p>
          </table:table-cell>
          <table:table-cell table:style-name="ce3" office:value-type="string" calcext:value-type="string">
            <text:p>ana. Idle t.</text:p>
          </table:table-cell>
          <table:table-cell table:style-name="ce3" office:value-type="string" calcext:value-type="string">
            <text:p>transfer t.</text:p>
          </table:table-cell>
          <table:table-cell table:style-name="ce3" office:value-type="string" calcext:value-type="string">
            <text:p>analyze</text:p>
          </table:table-cell>
          <table:table-cell table:style-name="ce3" office:value-type="string" calcext:value-type="string">
            <text:p>total tim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3.257314" calcext:value-type="float">
            <text:p>173.26</text:p>
          </table:table-cell>
          <table:table-cell table:style-name="ce11" office:value-type="float" office:value="78.210702" calcext:value-type="float">
            <text:p>78.2107</text:p>
          </table:table-cell>
          <table:table-cell office:value-type="float" office:value="173.283335" calcext:value-type="float">
            <text:p>173.28</text:p>
          </table:table-cell>
          <table:table-cell table:style-name="ce6" office:value-type="float" office:value="0.023478" calcext:value-type="float">
            <text:p>0.02</text:p>
          </table:table-cell>
          <table:table-cell table:style-name="ce6" office:value-type="float" office:value="32.29081" calcext:value-type="float">
            <text:p>32.29</text:p>
          </table:table-cell>
          <table:table-cell table:style-name="ce6" office:value-type="float" office:value="140.957904" calcext:value-type="float">
            <text:p>140.96</text:p>
          </table:table-cell>
          <table:table-cell table:style-name="ce6" office:value-type="float" office:value="173.283503" calcext:value-type="float">
            <text:p>173.2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00.400363" calcext:value-type="float">
            <text:p>100.40</text:p>
          </table:table-cell>
          <table:table-cell table:style-name="ce11" office:value-type="float" office:value="0.00112" calcext:value-type="float">
            <text:p>0.0011</text:p>
          </table:table-cell>
          <table:table-cell office:value-type="float" office:value="100.41687" calcext:value-type="float">
            <text:p>100.42</text:p>
          </table:table-cell>
          <table:table-cell table:style-name="ce6" office:value-type="float" office:value="12.412895" calcext:value-type="float">
            <text:p>12.41</text:p>
          </table:table-cell>
          <table:table-cell table:style-name="ce6" office:value-type="float" office:value="16.862646" calcext:value-type="float">
            <text:p>16.86</text:p>
          </table:table-cell>
          <table:table-cell table:style-name="ce6" office:value-type="float" office:value="71.134311" calcext:value-type="float">
            <text:p>71.13</text:p>
          </table:table-cell>
          <table:table-cell table:style-name="ce6" office:value-type="float" office:value="100.417034" calcext:value-type="float">
            <text:p>100.4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9.285051" calcext:value-type="float">
            <text:p>109.29</text:p>
          </table:table-cell>
          <table:table-cell table:style-name="ce11" office:value-type="float" office:value="0.01298" calcext:value-type="float">
            <text:p>0.0130</text:p>
          </table:table-cell>
          <table:table-cell office:value-type="float" office:value="109.296683" calcext:value-type="float">
            <text:p>109.30</text:p>
          </table:table-cell>
          <table:table-cell table:style-name="ce6" office:value-type="float" office:value="50.603894" calcext:value-type="float">
            <text:p>50.60</text:p>
          </table:table-cell>
          <table:table-cell table:style-name="ce6" office:value-type="float" office:value="11.33294" calcext:value-type="float">
            <text:p>11.33</text:p>
          </table:table-cell>
          <table:table-cell table:style-name="ce6" office:value-type="float" office:value="47.351835" calcext:value-type="float">
            <text:p>47.35</text:p>
          </table:table-cell>
          <table:table-cell table:style-name="ce6" office:value-type="float" office:value="109.296807" calcext:value-type="float">
            <text:p>109.30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15.77226" calcext:value-type="float">
            <text:p>115.77</text:p>
          </table:table-cell>
          <table:table-cell table:style-name="ce11" office:value-type="float" office:value="0.001104" calcext:value-type="float">
            <text:p>0.0011</text:p>
          </table:table-cell>
          <table:table-cell office:value-type="float" office:value="115.784454" calcext:value-type="float">
            <text:p>115.78</text:p>
          </table:table-cell>
          <table:table-cell table:style-name="ce6" office:value-type="float" office:value="71.456822" calcext:value-type="float">
            <text:p>71.46</text:p>
          </table:table-cell>
          <table:table-cell table:style-name="ce6" office:value-type="float" office:value="8.561271" calcext:value-type="float">
            <text:p>8.56</text:p>
          </table:table-cell>
          <table:table-cell table:style-name="ce6" office:value-type="float" office:value="35.757674" calcext:value-type="float">
            <text:p>35.76</text:p>
          </table:table-cell>
          <table:table-cell table:style-name="ce6" office:value-type="float" office:value="115.784584" calcext:value-type="float">
            <text:p>115.7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22.743293" calcext:value-type="float">
            <text:p>122.74</text:p>
          </table:table-cell>
          <table:table-cell table:style-name="ce11" office:value-type="float" office:value="0.001146" calcext:value-type="float">
            <text:p>0.0011</text:p>
          </table:table-cell>
          <table:table-cell office:value-type="float" office:value="122.750918" calcext:value-type="float">
            <text:p>122.75</text:p>
          </table:table-cell>
          <table:table-cell table:style-name="ce6" office:value-type="float" office:value="86.618505" calcext:value-type="float">
            <text:p>86.62</text:p>
          </table:table-cell>
          <table:table-cell table:style-name="ce6" office:value-type="float" office:value="7.364854" calcext:value-type="float">
            <text:p>7.36</text:p>
          </table:table-cell>
          <table:table-cell table:style-name="ce6" office:value-type="float" office:value="28.756803" calcext:value-type="float">
            <text:p>28.76</text:p>
          </table:table-cell>
          <table:table-cell table:style-name="ce6" office:value-type="float" office:value="122.75104" calcext:value-type="float">
            <text:p>122.7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5.275273" calcext:value-type="float">
            <text:p>135.28</text:p>
          </table:table-cell>
          <table:table-cell table:style-name="ce11" office:value-type="float" office:value="0.001116" calcext:value-type="float">
            <text:p>0.0011</text:p>
          </table:table-cell>
          <table:table-cell office:value-type="float" office:value="135.298979" calcext:value-type="float">
            <text:p>135.30</text:p>
          </table:table-cell>
          <table:table-cell table:style-name="ce6" office:value-type="float" office:value="104.967842" calcext:value-type="float">
            <text:p>104.97</text:p>
          </table:table-cell>
          <table:table-cell table:style-name="ce6" office:value-type="float" office:value="6.2779" calcext:value-type="float">
            <text:p>6.28</text:p>
          </table:table-cell>
          <table:table-cell table:style-name="ce6" office:value-type="float" office:value="24.028012" calcext:value-type="float">
            <text:p>24.03</text:p>
          </table:table-cell>
          <table:table-cell table:style-name="ce6" office:value-type="float" office:value="135.299103" calcext:value-type="float">
            <text:p>135.30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49.222912" calcext:value-type="float">
            <text:p>149.22</text:p>
          </table:table-cell>
          <table:table-cell table:style-name="ce11" office:value-type="float" office:value="0.001224" calcext:value-type="float">
            <text:p>0.0012</text:p>
          </table:table-cell>
          <table:table-cell office:value-type="float" office:value="149.2291" calcext:value-type="float">
            <text:p>149.23</text:p>
          </table:table-cell>
          <table:table-cell table:style-name="ce6" office:value-type="float" office:value="123.184013" calcext:value-type="float">
            <text:p>123.18</text:p>
          </table:table-cell>
          <table:table-cell table:style-name="ce6" office:value-type="float" office:value="5.493117" calcext:value-type="float">
            <text:p>5.49</text:p>
          </table:table-cell>
          <table:table-cell table:style-name="ce6" office:value-type="float" office:value="20.542278" calcext:value-type="float">
            <text:p>20.54</text:p>
          </table:table-cell>
          <table:table-cell table:style-name="ce6" office:value-type="float" office:value="149.229226" calcext:value-type="float">
            <text:p>149.2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float" office:value="165.526595" calcext:value-type="float">
            <text:p>165.53</text:p>
          </table:table-cell>
          <table:table-cell table:style-name="ce11" office:value-type="float" office:value="0.001305" calcext:value-type="float">
            <text:p>0.0013</text:p>
          </table:table-cell>
          <table:table-cell office:value-type="float" office:value="165.532287" calcext:value-type="float">
            <text:p>165.53</text:p>
          </table:table-cell>
          <table:table-cell table:style-name="ce6" office:value-type="float" office:value="142.67868" calcext:value-type="float">
            <text:p>142.68</text:p>
          </table:table-cell>
          <table:table-cell table:style-name="ce6" office:value-type="float" office:value="4.929805" calcext:value-type="float">
            <text:p>4.93</text:p>
          </table:table-cell>
          <table:table-cell table:style-name="ce6" office:value-type="float" office:value="17.913464" calcext:value-type="float">
            <text:p>17.91</text:p>
          </table:table-cell>
          <table:table-cell table:style-name="ce6" office:value-type="float" office:value="165.53242" calcext:value-type="float">
            <text:p>165.53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4.825522" calcext:value-type="float">
            <text:p>124.83</text:p>
          </table:table-cell>
          <table:table-cell table:style-name="ce11" office:value-type="float" office:value="9.684366" calcext:value-type="float">
            <text:p>9.6844</text:p>
          </table:table-cell>
          <table:table-cell office:value-type="float" office:value="124.839564" calcext:value-type="float">
            <text:p>124.84</text:p>
          </table:table-cell>
          <table:table-cell table:style-name="ce6" office:value-type="float" office:value="6.386726" calcext:value-type="float">
            <text:p>6.39</text:p>
          </table:table-cell>
          <table:table-cell table:style-name="ce6" office:value-type="float" office:value="18.501445" calcext:value-type="float">
            <text:p>18.50</text:p>
          </table:table-cell>
          <table:table-cell table:style-name="ce6" office:value-type="float" office:value="98.773054" calcext:value-type="float">
            <text:p>98.77</text:p>
          </table:table-cell>
          <table:table-cell table:style-name="ce6" office:value-type="float" office:value="124.839692" calcext:value-type="float">
            <text:p>124.84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41.62364" calcext:value-type="float">
            <text:p>141.62</text:p>
          </table:table-cell>
          <table:table-cell table:style-name="ce11" office:value-type="float" office:value="0.097579" calcext:value-type="float">
            <text:p>0.0976</text:p>
          </table:table-cell>
          <table:table-cell office:value-type="float" office:value="141.640606" calcext:value-type="float">
            <text:p>141.64</text:p>
          </table:table-cell>
          <table:table-cell table:style-name="ce6" office:value-type="float" office:value="18.192222" calcext:value-type="float">
            <text:p>18.19</text:p>
          </table:table-cell>
          <table:table-cell table:style-name="ce6" office:value-type="float" office:value="18.272035" calcext:value-type="float">
            <text:p>18.27</text:p>
          </table:table-cell>
          <table:table-cell table:style-name="ce6" office:value-type="float" office:value="103.210434" calcext:value-type="float">
            <text:p>103.21</text:p>
          </table:table-cell>
          <table:table-cell table:style-name="ce6" office:value-type="float" office:value="141.640774" calcext:value-type="float">
            <text:p>141.64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41.590369" calcext:value-type="float">
            <text:p>141.59</text:p>
          </table:table-cell>
          <table:table-cell table:style-name="ce11" office:value-type="float" office:value="0.36341" calcext:value-type="float">
            <text:p>0.3634</text:p>
          </table:table-cell>
          <table:table-cell office:value-type="float" office:value="141.594235" calcext:value-type="float">
            <text:p>141.59</text:p>
          </table:table-cell>
          <table:table-cell table:style-name="ce6" office:value-type="float" office:value="18.084038" calcext:value-type="float">
            <text:p>18.08</text:p>
          </table:table-cell>
          <table:table-cell table:style-name="ce6" office:value-type="float" office:value="18.145507" calcext:value-type="float">
            <text:p>18.15</text:p>
          </table:table-cell>
          <table:table-cell table:style-name="ce6" office:value-type="float" office:value="103.88459" calcext:value-type="float">
            <text:p>103.88</text:p>
          </table:table-cell>
          <table:table-cell table:style-name="ce6" office:value-type="float" office:value="141.594358" calcext:value-type="float">
            <text:p>141.59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9.484272" calcext:value-type="float">
            <text:p>139.48</text:p>
          </table:table-cell>
          <table:table-cell table:style-name="ce11" office:value-type="float" office:value="0.020996" calcext:value-type="float">
            <text:p>0.0210</text:p>
          </table:table-cell>
          <table:table-cell office:value-type="float" office:value="139.48888" calcext:value-type="float">
            <text:p>139.49</text:p>
          </table:table-cell>
          <table:table-cell table:style-name="ce6" office:value-type="float" office:value="19.203742" calcext:value-type="float">
            <text:p>19.20</text:p>
          </table:table-cell>
          <table:table-cell table:style-name="ce6" office:value-type="float" office:value="18.028237" calcext:value-type="float">
            <text:p>18.03</text:p>
          </table:table-cell>
          <table:table-cell table:style-name="ce6" office:value-type="float" office:value="100.135198" calcext:value-type="float">
            <text:p>100.14</text:p>
          </table:table-cell>
          <table:table-cell table:style-name="ce6" office:value-type="float" office:value="139.489005" calcext:value-type="float">
            <text:p>139.49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6.201629" calcext:value-type="float">
            <text:p>136.20</text:p>
          </table:table-cell>
          <table:table-cell table:style-name="ce11" office:value-type="float" office:value="0.178972" calcext:value-type="float">
            <text:p>0.1790</text:p>
          </table:table-cell>
          <table:table-cell office:value-type="float" office:value="136.218998" calcext:value-type="float">
            <text:p>136.22</text:p>
          </table:table-cell>
          <table:table-cell table:style-name="ce6" office:value-type="float" office:value="15.853624" calcext:value-type="float">
            <text:p>15.85</text:p>
          </table:table-cell>
          <table:table-cell table:style-name="ce6" office:value-type="float" office:value="18.745572" calcext:value-type="float">
            <text:p>18.75</text:p>
          </table:table-cell>
          <table:table-cell table:style-name="ce6" office:value-type="float" office:value="98.750678" calcext:value-type="float">
            <text:p>98.75</text:p>
          </table:table-cell>
          <table:table-cell table:style-name="ce6" office:value-type="float" office:value="136.219134" calcext:value-type="float">
            <text:p>136.22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1.848107" calcext:value-type="float">
            <text:p>131.85</text:p>
          </table:table-cell>
          <table:table-cell table:style-name="ce11" office:value-type="float" office:value="0.059851" calcext:value-type="float">
            <text:p>0.0599</text:p>
          </table:table-cell>
          <table:table-cell office:value-type="float" office:value="131.866042" calcext:value-type="float">
            <text:p>131.87</text:p>
          </table:table-cell>
          <table:table-cell table:style-name="ce6" office:value-type="float" office:value="14.08141" calcext:value-type="float">
            <text:p>14.08</text:p>
          </table:table-cell>
          <table:table-cell table:style-name="ce6" office:value-type="float" office:value="18.731425" calcext:value-type="float">
            <text:p>18.73</text:p>
          </table:table-cell>
          <table:table-cell table:style-name="ce6" office:value-type="float" office:value="96.106473" calcext:value-type="float">
            <text:p>96.11</text:p>
          </table:table-cell>
          <table:table-cell table:style-name="ce6" office:value-type="float" office:value="131.866208" calcext:value-type="float">
            <text:p>131.87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8.037376" calcext:value-type="float">
            <text:p>128.04</text:p>
          </table:table-cell>
          <table:table-cell table:style-name="ce11" office:value-type="float" office:value="0.069666" calcext:value-type="float">
            <text:p>0.0697</text:p>
          </table:table-cell>
          <table:table-cell office:value-type="float" office:value="128.054765" calcext:value-type="float">
            <text:p>128.05</text:p>
          </table:table-cell>
          <table:table-cell table:style-name="ce6" office:value-type="float" office:value="13.862846" calcext:value-type="float">
            <text:p>13.86</text:p>
          </table:table-cell>
          <table:table-cell table:style-name="ce6" office:value-type="float" office:value="18.620516" calcext:value-type="float">
            <text:p>18.62</text:p>
          </table:table-cell>
          <table:table-cell table:style-name="ce6" office:value-type="float" office:value="93.234282" calcext:value-type="float">
            <text:p>93.23</text:p>
          </table:table-cell>
          <table:table-cell table:style-name="ce6" office:value-type="float" office:value="128.054896" calcext:value-type="float">
            <text:p>128.05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4.394511" calcext:value-type="float">
            <text:p>124.39</text:p>
          </table:table-cell>
          <table:table-cell table:style-name="ce11" office:value-type="float" office:value="0.046985" calcext:value-type="float">
            <text:p>0.0470</text:p>
          </table:table-cell>
          <table:table-cell office:value-type="float" office:value="124.412115" calcext:value-type="float">
            <text:p>124.41</text:p>
          </table:table-cell>
          <table:table-cell table:style-name="ce6" office:value-type="float" office:value="12.923256" calcext:value-type="float">
            <text:p>12.92</text:p>
          </table:table-cell>
          <table:table-cell table:style-name="ce6" office:value-type="float" office:value="18.375937" calcext:value-type="float">
            <text:p>18.38</text:p>
          </table:table-cell>
          <table:table-cell table:style-name="ce6" office:value-type="float" office:value="90.937331" calcext:value-type="float">
            <text:p>90.94</text:p>
          </table:table-cell>
          <table:table-cell table:style-name="ce6" office:value-type="float" office:value="124.412245" calcext:value-type="float">
            <text:p>124.41</text:p>
          </table:table-cell>
        </table:table-row>
      </table:table>
      <table:table table:name="NVM-DRAM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RAM-only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t</text:p>
          </table:table-cell>
          <table:table-cell table:style-name="Default" office:value-type="string" calcext:value-type="string">
            <text:p>iterasjon</text:p>
          </table:table-cell>
          <table:table-cell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07.430427" calcext:value-type="float">
            <text:p>107.43</text:p>
          </table:table-cell>
          <table:table-cell office:value-type="float" office:value="105.765672" calcext:value-type="float">
            <text:p>105.77</text:p>
          </table:table-cell>
          <table:table-cell table:style-name="ce1" office:value-type="float" office:value="1.664755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97.205613" calcext:value-type="float">
            <text:p>97.21</text:p>
          </table:table-cell>
          <table:table-cell office:value-type="float" office:value="95.660086" calcext:value-type="float">
            <text:p>95.66</text:p>
          </table:table-cell>
          <table:table-cell table:style-name="ce1" office:value-type="float" office:value="1.545527" calcext:value-type="float">
            <text:p>1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89.075228" calcext:value-type="float">
            <text:p>89.08</text:p>
          </table:table-cell>
          <table:table-cell office:value-type="float" office:value="87.654255" calcext:value-type="float">
            <text:p>87.65</text:p>
          </table:table-cell>
          <table:table-cell table:style-name="ce1" office:value-type="float" office:value="1.420973" calcext:value-type="float">
            <text:p>1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81.054827" calcext:value-type="float">
            <text:p>81.05</text:p>
          </table:table-cell>
          <table:table-cell office:value-type="float" office:value="79.74284" calcext:value-type="float">
            <text:p>79.74</text:p>
          </table:table-cell>
          <table:table-cell table:style-name="ce1" office:value-type="float" office:value="1.311987" calcext:value-type="float">
            <text:p>1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76.454619" calcext:value-type="float">
            <text:p>76.45</text:p>
          </table:table-cell>
          <table:table-cell office:value-type="float" office:value="75.224989" calcext:value-type="float">
            <text:p>75.22</text:p>
          </table:table-cell>
          <table:table-cell table:style-name="ce1" office:value-type="float" office:value="1.22963" calcext:value-type="float">
            <text:p>1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70.996323" calcext:value-type="float">
            <text:p>71.00</text:p>
          </table:table-cell>
          <table:table-cell office:value-type="float" office:value="69.796959" calcext:value-type="float">
            <text:p>69.80</text:p>
          </table:table-cell>
          <table:table-cell table:style-name="ce1" office:value-type="float" office:value="1.199364" calcext:value-type="float">
            <text:p>1.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66.816741" calcext:value-type="float">
            <text:p>66.82</text:p>
          </table:table-cell>
          <table:table-cell office:value-type="float" office:value="65.693812" calcext:value-type="float">
            <text:p>65.69</text:p>
          </table:table-cell>
          <table:table-cell table:style-name="ce1" office:value-type="float" office:value="1.122929" calcext:value-type="float">
            <text:p>1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62.897383" calcext:value-type="float">
            <text:p>62.90</text:p>
          </table:table-cell>
          <table:table-cell office:value-type="float" office:value="61.841681" calcext:value-type="float">
            <text:p>61.84</text:p>
          </table:table-cell>
          <table:table-cell table:style-name="ce1" office:value-type="float" office:value="1.055702" calcext:value-type="float">
            <text:p>1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60.368847" calcext:value-type="float">
            <text:p>60.37</text:p>
          </table:table-cell>
          <table:table-cell office:value-type="float" office:value="59.365514" calcext:value-type="float">
            <text:p>59.37</text:p>
          </table:table-cell>
          <table:table-cell table:style-name="ce1" office:value-type="float" office:value="1.003333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VDIMM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t</text:p>
          </table:table-cell>
          <table:table-cell table:style-name="Default" office:value-type="string" calcext:value-type="string">
            <text:p>iterasjon</text:p>
          </table:table-cell>
          <table:table-cell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307.870227" calcext:value-type="float">
            <text:p>307.87</text:p>
          </table:table-cell>
          <table:table-cell office:value-type="float" office:value="305.957587" calcext:value-type="float">
            <text:p>305.96</text:p>
          </table:table-cell>
          <table:table-cell table:style-name="ce1" office:value-type="float" office:value="1.91264" calcext:value-type="float">
            <text:p>1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269.524601" calcext:value-type="float">
            <text:p>269.52</text:p>
          </table:table-cell>
          <table:table-cell office:value-type="float" office:value="267.758586" calcext:value-type="float">
            <text:p>267.76</text:p>
          </table:table-cell>
          <table:table-cell table:style-name="ce1" office:value-type="float" office:value="1.766015" calcext:value-type="float">
            <text:p>1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253.763072" calcext:value-type="float">
            <text:p>253.76</text:p>
          </table:table-cell>
          <table:table-cell office:value-type="float" office:value="252.15694" calcext:value-type="float">
            <text:p>252.16</text:p>
          </table:table-cell>
          <table:table-cell table:style-name="ce1" office:value-type="float" office:value="1.606132" calcext:value-type="float">
            <text:p>1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234.312924" calcext:value-type="float">
            <text:p>234.31</text:p>
          </table:table-cell>
          <table:table-cell office:value-type="float" office:value="232.837747" calcext:value-type="float">
            <text:p>232.84</text:p>
          </table:table-cell>
          <table:table-cell table:style-name="ce1" office:value-type="float" office:value="1.475177" calcext:value-type="float">
            <text:p>1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221.122859" calcext:value-type="float">
            <text:p>221.12</text:p>
          </table:table-cell>
          <table:table-cell office:value-type="float" office:value="219.728077" calcext:value-type="float">
            <text:p>219.73</text:p>
          </table:table-cell>
          <table:table-cell table:style-name="ce1" office:value-type="float" office:value="1.394782" calcext:value-type="float">
            <text:p>1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206.897789" calcext:value-type="float">
            <text:p>206.90</text:p>
          </table:table-cell>
          <table:table-cell office:value-type="float" office:value="205.571238" calcext:value-type="float">
            <text:p>205.57</text:p>
          </table:table-cell>
          <table:table-cell table:style-name="ce1" office:value-type="float" office:value="1.326551" calcext:value-type="float">
            <text:p>1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194.31138" calcext:value-type="float">
            <text:p>194.31</text:p>
          </table:table-cell>
          <table:table-cell office:value-type="float" office:value="193.063487" calcext:value-type="float">
            <text:p>193.06</text:p>
          </table:table-cell>
          <table:table-cell table:style-name="ce1" office:value-type="float" office:value="1.247893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83.587361" calcext:value-type="float">
            <text:p>183.59</text:p>
          </table:table-cell>
          <table:table-cell office:value-type="float" office:value="182.406653" calcext:value-type="float">
            <text:p>182.41</text:p>
          </table:table-cell>
          <table:table-cell table:style-name="ce1" office:value-type="float" office:value="1.180708" calcext:value-type="float">
            <text:p>1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172.20184" calcext:value-type="float">
            <text:p>172.20</text:p>
          </table:table-cell>
          <table:table-cell office:value-type="float" office:value="171.079866" calcext:value-type="float">
            <text:p>171.08</text:p>
          </table:table-cell>
          <table:table-cell table:style-name="ce1" office:value-type="float" office:value="1.121974" calcext:value-type="float">
            <text:p>1.12</text:p>
          </table:table-cell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table:style-name="Default"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table:style-name="Default"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table:style-name="Default"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table:style-name="Default"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table:style-name="Default"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table:style-name="Default"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table:style-name="Default"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table:style-name="Default"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table:style-name="Default"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table:style-name="Default"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3.201862" calcext:value-type="float">
            <text:p>63.20</text:p>
          </table:table-cell>
          <table:table-cell office:value-type="float" office:value="0.003061" calcext:value-type="float">
            <text:p>0.00</text:p>
          </table:table-cell>
          <table:table-cell table:style-name="ce1" office:value-type="float" office:value="63.208065" calcext:value-type="float">
            <text:p>63.21</text:p>
          </table:table-cell>
          <table:table-cell table:style-name="ce1" office:value-type="float" office:value="3.312792" calcext:value-type="float">
            <text:p>3.31</text:p>
          </table:table-cell>
          <table:table-cell table:style-name="ce1" office:value-type="float" office:value="20.83166" calcext:value-type="float">
            <text:p>20.83</text:p>
          </table:table-cell>
          <table:table-cell table:style-name="ce1" office:value-type="float" office:value="39.05739" calcext:value-type="float">
            <text:p>39.06</text:p>
          </table:table-cell>
          <table:table-cell table:style-name="ce1" office:value-type="float" office:value="63.208189" calcext:value-type="float">
            <text:p>63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6.514668" calcext:value-type="float">
            <text:p>66.51</text:p>
          </table:table-cell>
          <table:table-cell office:value-type="float" office:value="0.0018" calcext:value-type="float">
            <text:p>0.00</text:p>
          </table:table-cell>
          <table:table-cell table:style-name="ce1" office:value-type="float" office:value="66.518077" calcext:value-type="float">
            <text:p>66.52</text:p>
          </table:table-cell>
          <table:table-cell table:style-name="ce1" office:value-type="float" office:value="36.585472" calcext:value-type="float">
            <text:p>36.59</text:p>
          </table:table-cell>
          <table:table-cell table:style-name="ce1" office:value-type="float" office:value="10.485628" calcext:value-type="float">
            <text:p>10.49</text:p>
          </table:table-cell>
          <table:table-cell table:style-name="ce1" office:value-type="float" office:value="19.434993" calcext:value-type="float">
            <text:p>19.43</text:p>
          </table:table-cell>
          <table:table-cell table:style-name="ce1" office:value-type="float" office:value="66.518205" calcext:value-type="float">
            <text:p>66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1.387777" calcext:value-type="float">
            <text:p>71.39</text:p>
          </table:table-cell>
          <table:table-cell office:value-type="float" office:value="0.006422" calcext:value-type="float">
            <text:p>0.01</text:p>
          </table:table-cell>
          <table:table-cell table:style-name="ce1" office:value-type="float" office:value="71.390318" calcext:value-type="float">
            <text:p>71.39</text:p>
          </table:table-cell>
          <table:table-cell table:style-name="ce1" office:value-type="float" office:value="51.449666" calcext:value-type="float">
            <text:p>51.45</text:p>
          </table:table-cell>
          <table:table-cell table:style-name="ce1" office:value-type="float" office:value="7.103974" calcext:value-type="float">
            <text:p>7.10</text:p>
          </table:table-cell>
          <table:table-cell table:style-name="ce1" office:value-type="float" office:value="12.825559" calcext:value-type="float">
            <text:p>12.83</text:p>
          </table:table-cell>
          <table:table-cell table:style-name="ce1" office:value-type="float" office:value="71.390463" calcext:value-type="float">
            <text:p>71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.377072" calcext:value-type="float">
            <text:p>76.38</text:p>
          </table:table-cell>
          <table:table-cell office:value-type="float" office:value="0.002108" calcext:value-type="float">
            <text:p>0.00</text:p>
          </table:table-cell>
          <table:table-cell table:style-name="ce1" office:value-type="float" office:value="76.379246" calcext:value-type="float">
            <text:p>76.38</text:p>
          </table:table-cell>
          <table:table-cell table:style-name="ce1" office:value-type="float" office:value="61.37422" calcext:value-type="float">
            <text:p>61.37</text:p>
          </table:table-cell>
          <table:table-cell table:style-name="ce1" office:value-type="float" office:value="5.395715" calcext:value-type="float">
            <text:p>5.40</text:p>
          </table:table-cell>
          <table:table-cell table:style-name="ce1" office:value-type="float" office:value="9.593537" calcext:value-type="float">
            <text:p>9.59</text:p>
          </table:table-cell>
          <table:table-cell table:style-name="ce1" office:value-type="float" office:value="76.37938" calcext:value-type="float">
            <text:p>76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2.51682" calcext:value-type="float">
            <text:p>82.52</text:p>
          </table:table-cell>
          <table:table-cell office:value-type="float" office:value="0.007161" calcext:value-type="float">
            <text:p>0.01</text:p>
          </table:table-cell>
          <table:table-cell table:style-name="ce1" office:value-type="float" office:value="82.518748" calcext:value-type="float">
            <text:p>82.52</text:p>
          </table:table-cell>
          <table:table-cell table:style-name="ce1" office:value-type="float" office:value="70.427287" calcext:value-type="float">
            <text:p>70.43</text:p>
          </table:table-cell>
          <table:table-cell table:style-name="ce1" office:value-type="float" office:value="4.362353" calcext:value-type="float">
            <text:p>4.36</text:p>
          </table:table-cell>
          <table:table-cell table:style-name="ce1" office:value-type="float" office:value="7.701037" calcext:value-type="float">
            <text:p>7.70</text:p>
          </table:table-cell>
          <table:table-cell table:style-name="ce1" office:value-type="float" office:value="82.518871" calcext:value-type="float">
            <text:p>82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9.007324" calcext:value-type="float">
            <text:p>89.01</text:p>
          </table:table-cell>
          <table:table-cell office:value-type="float" office:value="0.002126" calcext:value-type="float">
            <text:p>0.00</text:p>
          </table:table-cell>
          <table:table-cell table:style-name="ce1" office:value-type="float" office:value="89.009065" calcext:value-type="float">
            <text:p>89.01</text:p>
          </table:table-cell>
          <table:table-cell table:style-name="ce1" office:value-type="float" office:value="78.968269" calcext:value-type="float">
            <text:p>78.97</text:p>
          </table:table-cell>
          <table:table-cell table:style-name="ce1" office:value-type="float" office:value="3.647938" calcext:value-type="float">
            <text:p>3.65</text:p>
          </table:table-cell>
          <table:table-cell table:style-name="ce1" office:value-type="float" office:value="6.379275" calcext:value-type="float">
            <text:p>6.38</text:p>
          </table:table-cell>
          <table:table-cell table:style-name="ce1" office:value-type="float" office:value="89.009192" calcext:value-type="float">
            <text:p>89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7.404735" calcext:value-type="float">
            <text:p>97.40</text:p>
          </table:table-cell>
          <table:table-cell office:value-type="float" office:value="0.002248" calcext:value-type="float">
            <text:p>0.00</text:p>
          </table:table-cell>
          <table:table-cell table:style-name="ce1" office:value-type="float" office:value="97.406407" calcext:value-type="float">
            <text:p>97.41</text:p>
          </table:table-cell>
          <table:table-cell table:style-name="ce1" office:value-type="float" office:value="88.818654" calcext:value-type="float">
            <text:p>88.82</text:p>
          </table:table-cell>
          <table:table-cell table:style-name="ce1" office:value-type="float" office:value="3.114035" calcext:value-type="float">
            <text:p>3.11</text:p>
          </table:table-cell>
          <table:table-cell table:style-name="ce1" office:value-type="float" office:value="5.457863" calcext:value-type="float">
            <text:p>5.46</text:p>
          </table:table-cell>
          <table:table-cell table:style-name="ce1" office:value-type="float" office:value="97.406533" calcext:value-type="float">
            <text:p>97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08.287201" calcext:value-type="float">
            <text:p>108.29</text:p>
          </table:table-cell>
          <table:table-cell office:value-type="float" office:value="0.002453" calcext:value-type="float">
            <text:p>0.00</text:p>
          </table:table-cell>
          <table:table-cell table:style-name="ce1" office:value-type="float" office:value="108.288759" calcext:value-type="float">
            <text:p>108.29</text:p>
          </table:table-cell>
          <table:table-cell table:style-name="ce1" office:value-type="float" office:value="100.807263" calcext:value-type="float">
            <text:p>100.81</text:p>
          </table:table-cell>
          <table:table-cell table:style-name="ce1" office:value-type="float" office:value="2.688629" calcext:value-type="float">
            <text:p>2.69</text:p>
          </table:table-cell>
          <table:table-cell table:style-name="ce1" office:value-type="float" office:value="4.757463" calcext:value-type="float">
            <text:p>4.76</text:p>
          </table:table-cell>
          <table:table-cell table:style-name="ce1" office:value-type="float" office:value="108.288885" calcext:value-type="float">
            <text:p>108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1.845228" calcext:value-type="float">
            <text:p>121.85</text:p>
          </table:table-cell>
          <table:table-cell office:value-type="float" office:value="0.001669" calcext:value-type="float">
            <text:p>0.00</text:p>
          </table:table-cell>
          <table:table-cell table:style-name="ce1" office:value-type="float" office:value="121.846716" calcext:value-type="float">
            <text:p>121.85</text:p>
          </table:table-cell>
          <table:table-cell table:style-name="ce1" office:value-type="float" office:value="115.147182" calcext:value-type="float">
            <text:p>115.15</text:p>
          </table:table-cell>
          <table:table-cell table:style-name="ce1" office:value-type="float" office:value="2.421451" calcext:value-type="float">
            <text:p>2.42</text:p>
          </table:table-cell>
          <table:table-cell table:style-name="ce1" office:value-type="float" office:value="4.25883" calcext:value-type="float">
            <text:p>4.26</text:p>
          </table:table-cell>
          <table:table-cell table:style-name="ce1" office:value-type="float" office:value="121.846839" calcext:value-type="float">
            <text:p>121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7.805976" calcext:value-type="float">
            <text:p>137.81</text:p>
          </table:table-cell>
          <table:table-cell office:value-type="float" office:value="0.001655" calcext:value-type="float">
            <text:p>0.00</text:p>
          </table:table-cell>
          <table:table-cell table:style-name="ce1" office:value-type="float" office:value="137.807303" calcext:value-type="float">
            <text:p>137.81</text:p>
          </table:table-cell>
          <table:table-cell table:style-name="ce1" office:value-type="float" office:value="131.727083" calcext:value-type="float">
            <text:p>131.73</text:p>
          </table:table-cell>
          <table:table-cell table:style-name="ce1" office:value-type="float" office:value="2.197883" calcext:value-type="float">
            <text:p>2.20</text:p>
          </table:table-cell>
          <table:table-cell table:style-name="ce1" office:value-type="float" office:value="3.85785" calcext:value-type="float">
            <text:p>3.86</text:p>
          </table:table-cell>
          <table:table-cell table:style-name="ce1" office:value-type="float" office:value="137.807433" calcext:value-type="float">
            <text:p>137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4.32914" calcext:value-type="float">
            <text:p>164.33</text:p>
          </table:table-cell>
          <table:table-cell office:value-type="float" office:value="0.001889" calcext:value-type="float">
            <text:p>0.00</text:p>
          </table:table-cell>
          <table:table-cell table:style-name="ce1" office:value-type="float" office:value="164.330337" calcext:value-type="float">
            <text:p>164.33</text:p>
          </table:table-cell>
          <table:table-cell table:style-name="ce1" office:value-type="float" office:value="158.684119" calcext:value-type="float">
            <text:p>158.68</text:p>
          </table:table-cell>
          <table:table-cell table:style-name="ce1" office:value-type="float" office:value="2.10246" calcext:value-type="float">
            <text:p>2.10</text:p>
          </table:table-cell>
          <table:table-cell table:style-name="ce1" office:value-type="float" office:value="3.519997" calcext:value-type="float">
            <text:p>3.52</text:p>
          </table:table-cell>
          <table:table-cell table:style-name="ce1" office:value-type="float" office:value="164.330467" calcext:value-type="float">
            <text:p>164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2.004531" calcext:value-type="float">
            <text:p>202.00</text:p>
          </table:table-cell>
          <table:table-cell office:value-type="float" office:value="0.002056" calcext:value-type="float">
            <text:p>0.00</text:p>
          </table:table-cell>
          <table:table-cell table:style-name="ce1" office:value-type="float" office:value="202.005826" calcext:value-type="float">
            <text:p>202.01</text:p>
          </table:table-cell>
          <table:table-cell table:style-name="ce1" office:value-type="float" office:value="195.78863" calcext:value-type="float">
            <text:p>195.79</text:p>
          </table:table-cell>
          <table:table-cell table:style-name="ce1" office:value-type="float" office:value="2.897754" calcext:value-type="float">
            <text:p>2.90</text:p>
          </table:table-cell>
          <table:table-cell table:style-name="ce1" office:value-type="float" office:value="3.294012" calcext:value-type="float">
            <text:p>3.29</text:p>
          </table:table-cell>
          <table:table-cell table:style-name="ce1" office:value-type="float" office:value="202.005955" calcext:value-type="float">
            <text:p>202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64.56712" calcext:value-type="float">
            <text:p>264.57</text:p>
          </table:table-cell>
          <table:table-cell office:value-type="float" office:value="0.002034" calcext:value-type="float">
            <text:p>0.00</text:p>
          </table:table-cell>
          <table:table-cell table:style-name="ce1" office:value-type="float" office:value="264.568615" calcext:value-type="float">
            <text:p>264.57</text:p>
          </table:table-cell>
          <table:table-cell table:style-name="ce1" office:value-type="float" office:value="258.693763" calcext:value-type="float">
            <text:p>258.69</text:p>
          </table:table-cell>
          <table:table-cell table:style-name="ce1" office:value-type="float" office:value="2.795846" calcext:value-type="float">
            <text:p>2.80</text:p>
          </table:table-cell>
          <table:table-cell table:style-name="ce1" office:value-type="float" office:value="3.05103" calcext:value-type="float">
            <text:p>3.05</text:p>
          </table:table-cell>
          <table:table-cell table:style-name="ce1" office:value-type="float" office:value="264.568695" calcext:value-type="float">
            <text:p>264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86.807803" calcext:value-type="float">
            <text:p>386.81</text:p>
          </table:table-cell>
          <table:table-cell office:value-type="float" office:value="0.0026" calcext:value-type="float">
            <text:p>0.00</text:p>
          </table:table-cell>
          <table:table-cell table:style-name="ce1" office:value-type="float" office:value="386.809542" calcext:value-type="float">
            <text:p>386.81</text:p>
          </table:table-cell>
          <table:table-cell table:style-name="ce1" office:value-type="float" office:value="381.215802" calcext:value-type="float">
            <text:p>381.22</text:p>
          </table:table-cell>
          <table:table-cell table:style-name="ce1" office:value-type="float" office:value="2.707994" calcext:value-type="float">
            <text:p>2.71</text:p>
          </table:table-cell>
          <table:table-cell table:style-name="ce1" office:value-type="float" office:value="2.855653" calcext:value-type="float">
            <text:p>2.86</text:p>
          </table:table-cell>
          <table:table-cell table:style-name="ce1" office:value-type="float" office:value="386.809674" calcext:value-type="float">
            <text:p>386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80.130996" calcext:value-type="float">
            <text:p>780.13</text:p>
          </table:table-cell>
          <table:table-cell office:value-type="float" office:value="0.00428" calcext:value-type="float">
            <text:p>0.00</text:p>
          </table:table-cell>
          <table:table-cell table:style-name="ce1" office:value-type="float" office:value="780.133694" calcext:value-type="float">
            <text:p>780.13</text:p>
          </table:table-cell>
          <table:table-cell table:style-name="ce1" office:value-type="float" office:value="774.112931" calcext:value-type="float">
            <text:p>774.11</text:p>
          </table:table-cell>
          <table:table-cell table:style-name="ce1" office:value-type="float" office:value="3.187205" calcext:value-type="float">
            <text:p>3.19</text:p>
          </table:table-cell>
          <table:table-cell table:style-name="ce1" office:value-type="float" office:value="2.79766" calcext:value-type="float">
            <text:p>2.80</text:p>
          </table:table-cell>
          <table:table-cell table:style-name="ce1" office:value-type="float" office:value="780.133822" calcext:value-type="float">
            <text:p>780.13</text:p>
          </table:table-cell>
        </table:table-row>
      </table:table>
      <table:table table:name="DRAM_2409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/>
          <table:table-cell office:value-type="string" calcext:value-type="string">
            <text:p>Selvstendig te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893.108727" calcext:value-type="float">
            <text:p>3893.11</text:p>
          </table:table-cell>
          <table:table-cell table:style-name="ce5" table:formula="of:=(3*[.C2]*8+1.5*[.C3])*50000*8*0.000001/[.D31]" office:value-type="float" office:value="1687.7785493895" calcext:value-type="float">
            <text:p>1,687.78</text:p>
          </table:table-cell>
          <table:table-cell table:style-name="ce1" office:value-type="float" office:value="3831.160703" calcext:value-type="float">
            <text:p>3831.16</text:p>
          </table:table-cell>
          <table:table-cell table:style-name="ce5" table:formula="of:=(4*[.C2]+1.5*[.C3])*50000*8*0.000001/[.D13]" office:value-type="float" office:value="2923.39603275577" calcext:value-type="float">
            <text:p>2,923.40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 office:value-type="float" office:value="61.948024" calcext:value-type="float">
            <text:p>61.95</text:p>
          </table:table-cell>
          <table:table-cell table:style-name="ce1" table:formula="of:=[.C2]*50000*8*0.000001/[.G13]" office:value-type="float" office:value="6457.02597390354" calcext:value-type="float">
            <text:p>6457.03</text:p>
          </table:table-cell>
          <table:table-cell/>
          <table:table-cell table:style-name="ce1" office:value-type="float" office:value="1.28315" calcext:value-type="float">
            <text:p>1.28</text:p>
          </table:table-cell>
          <table:table-cell table:style-name="ce1" office:value-type="float" office:value="6234.657105" calcext:value-type="float">
            <text:p>6234.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959.241866" calcext:value-type="float">
            <text:p>1959.24</text:p>
          </table:table-cell>
          <table:table-cell table:style-name="ce5" table:formula="of:=(3*[.C2]*8+1.5*[.C3])*50000*8*0.000001/[.D32]" office:value-type="float" office:value="822.079690349983" calcext:value-type="float">
            <text:p>822.08</text:p>
          </table:table-cell>
          <table:table-cell table:style-name="ce1" office:value-type="float" office:value="1928.742684" calcext:value-type="float">
            <text:p>1928.74</text:p>
          </table:table-cell>
          <table:table-cell table:style-name="ce5" table:formula="of:=(4*[.C2]+1.5*[.C3])*50000*8*0.000001/[.D14]" office:value-type="float" office:value="5806.89176058075" calcext:value-type="float">
            <text:p>5,806.89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 office:value-type="float" office:value="30.499182" calcext:value-type="float">
            <text:p>30.50</text:p>
          </table:table-cell>
          <table:table-cell table:style-name="ce1" table:formula="of:=[.C2]*50000*8*0.000001/[.G14]" office:value-type="float" office:value="13115.1058411993" calcext:value-type="float">
            <text:p>13115.11</text:p>
          </table:table-cell>
          <table:table-cell/>
          <table:table-cell table:style-name="ce1" office:value-type="float" office:value="0.661722" calcext:value-type="float">
            <text:p>0.66</text:p>
          </table:table-cell>
          <table:table-cell table:style-name="ce1" office:value-type="float" office:value="12089.665728" calcext:value-type="float">
            <text:p>12089.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10.682407" calcext:value-type="float">
            <text:p>1310.68</text:p>
          </table:table-cell>
          <table:table-cell table:style-name="ce5" table:formula="of:=(3*[.C2]*8+1.5*[.C3])*50000*8*0.000001/[.D33]" office:value-type="float" office:value="529.880280174198" calcext:value-type="float">
            <text:p>529.88</text:p>
          </table:table-cell>
          <table:table-cell table:style-name="ce1" office:value-type="float" office:value="1290.128665" calcext:value-type="float">
            <text:p>1290.13</text:p>
          </table:table-cell>
          <table:table-cell table:style-name="ce5" table:formula="of:=(4*[.C2]+1.5*[.C3])*50000*8*0.000001/[.D15]" office:value-type="float" office:value="8681.30466661633" calcext:value-type="float">
            <text:p>8,681.30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 office:value-type="float" office:value="20.553742" calcext:value-type="float">
            <text:p>20.55</text:p>
          </table:table-cell>
          <table:table-cell table:style-name="ce1" table:formula="of:=[.C2]*50000*8*0.000001/[.G15]" office:value-type="float" office:value="19461.1764612011" calcext:value-type="float">
            <text:p>19461.18</text:p>
          </table:table-cell>
          <table:table-cell/>
          <table:table-cell table:style-name="ce1" office:value-type="float" office:value="0.458808" calcext:value-type="float">
            <text:p>0.46</text:p>
          </table:table-cell>
          <table:table-cell table:style-name="ce1" office:value-type="float" office:value="17436.489675" calcext:value-type="float">
            <text:p>17436.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98.197672" calcext:value-type="float">
            <text:p>998.20</text:p>
          </table:table-cell>
          <table:table-cell table:style-name="ce5" table:formula="of:=(3*[.C2]*8+1.5*[.C3])*50000*8*0.000001/[.D34]" office:value-type="float" office:value="399.43164205932" calcext:value-type="float">
            <text:p>399.43</text:p>
          </table:table-cell>
          <table:table-cell table:style-name="ce1" office:value-type="float" office:value="982.626165" calcext:value-type="float">
            <text:p>982.63</text:p>
          </table:table-cell>
          <table:table-cell table:style-name="ce5" table:formula="of:=(4*[.C2]+1.5*[.C3])*50000*8*0.000001/[.D16]" office:value-type="float" office:value="11398.0274482107" calcext:value-type="float">
            <text:p>11,398.03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 office:value-type="float" office:value="15.571507" calcext:value-type="float">
            <text:p>15.57</text:p>
          </table:table-cell>
          <table:table-cell table:style-name="ce1" table:formula="of:=[.C2]*50000*8*0.000001/[.G16]" office:value-type="float" office:value="25687.9440120985" calcext:value-type="float">
            <text:p>25687.94</text:p>
          </table:table-cell>
          <table:table-cell/>
          <table:table-cell table:style-name="ce1" office:value-type="float" office:value="0.36058" calcext:value-type="float">
            <text:p>0.36</text:p>
          </table:table-cell>
          <table:table-cell table:style-name="ce1" office:value-type="float" office:value="22186.479342" calcext:value-type="float">
            <text:p>22186.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07.379912" calcext:value-type="float">
            <text:p>807.38</text:p>
          </table:table-cell>
          <table:table-cell table:style-name="ce5" table:formula="of:=(3*[.C2]*8+1.5*[.C3])*50000*8*0.000001/[.D35]" office:value-type="float" office:value="358.775901471168" calcext:value-type="float">
            <text:p>358.78</text:p>
          </table:table-cell>
          <table:table-cell table:style-name="ce1" office:value-type="float" office:value="794.772278" calcext:value-type="float">
            <text:p>794.77</text:p>
          </table:table-cell>
          <table:table-cell table:style-name="ce5" table:formula="of:=(4*[.C2]+1.5*[.C3])*50000*8*0.000001/[.D17]" office:value-type="float" office:value="14092.0868908314" calcext:value-type="float">
            <text:p>14,092.09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 office:value-type="float" office:value="12.607634" calcext:value-type="float">
            <text:p>12.61</text:p>
          </table:table-cell>
          <table:table-cell table:style-name="ce1" table:formula="of:=[.C2]*50000*8*0.000001/[.G17]" office:value-type="float" office:value="31726.8093283799" calcext:value-type="float">
            <text:p>31726.81</text:p>
          </table:table-cell>
          <table:table-cell/>
          <table:table-cell table:style-name="ce1" office:value-type="float" office:value="0.292524" calcext:value-type="float">
            <text:p>0.29</text:p>
          </table:table-cell>
          <table:table-cell table:style-name="ce1" office:value-type="float" office:value="27348.174109" calcext:value-type="float">
            <text:p>27348.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0.519342" calcext:value-type="float">
            <text:p>680.52</text:p>
          </table:table-cell>
          <table:table-cell table:style-name="ce5" table:formula="of:=(3*[.C2]*8+1.5*[.C3])*50000*8*0.000001/[.D36]" office:value-type="float" office:value="338.584926622298" calcext:value-type="float">
            <text:p>338.58</text:p>
          </table:table-cell>
          <table:table-cell table:style-name="ce1" office:value-type="float" office:value="669.96369" calcext:value-type="float">
            <text:p>669.96</text:p>
          </table:table-cell>
          <table:table-cell table:style-name="ce5" table:formula="of:=(4*[.C2]+1.5*[.C3])*50000*8*0.000001/[.D18]" office:value-type="float" office:value="16717.3238895977" calcext:value-type="float">
            <text:p>16,717.32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 office:value-type="float" office:value="10.555652" calcext:value-type="float">
            <text:p>10.56</text:p>
          </table:table-cell>
          <table:table-cell table:style-name="ce1" table:formula="of:=[.C2]*50000*8*0.000001/[.G18]" office:value-type="float" office:value="37894.3906070416" calcext:value-type="float">
            <text:p>37894.39</text:p>
          </table:table-cell>
          <table:table-cell/>
          <table:table-cell table:style-name="ce1" office:value-type="float" office:value="0.246402" calcext:value-type="float">
            <text:p>0.25</text:p>
          </table:table-cell>
          <table:table-cell table:style-name="ce1" office:value-type="float" office:value="32467.265611" calcext:value-type="float">
            <text:p>32467.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90.546213" calcext:value-type="float">
            <text:p>590.55</text:p>
          </table:table-cell>
          <table:table-cell table:style-name="ce5" table:formula="of:=(3*[.C2]*8+1.5*[.C3])*50000*8*0.000001/[.D37]" office:value-type="float" office:value="322.679313903109" calcext:value-type="float">
            <text:p>322.68</text:p>
          </table:table-cell>
          <table:table-cell table:style-name="ce1" office:value-type="float" office:value="581.464213" calcext:value-type="float">
            <text:p>581.46</text:p>
          </table:table-cell>
          <table:table-cell table:style-name="ce5" table:formula="of:=(4*[.C2]+1.5*[.C3])*50000*8*0.000001/[.D19]" office:value-type="float" office:value="19261.718519554" calcext:value-type="float">
            <text:p>19,261.72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 office:value-type="float" office:value="9.082" calcext:value-type="float">
            <text:p>9.08</text:p>
          </table:table-cell>
          <table:table-cell table:style-name="ce1" table:formula="of:=[.C2]*50000*8*0.000001/[.G19]" office:value-type="float" office:value="44043.1622990531" calcext:value-type="float">
            <text:p>44043.16</text:p>
          </table:table-cell>
          <table:table-cell/>
          <table:table-cell table:style-name="ce1" office:value-type="float" office:value="0.212981" calcext:value-type="float">
            <text:p>0.21</text:p>
          </table:table-cell>
          <table:table-cell table:style-name="ce1" office:value-type="float" office:value="37562.038582" calcext:value-type="float">
            <text:p>37562.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30.257489" calcext:value-type="float">
            <text:p>530.26</text:p>
          </table:table-cell>
          <table:table-cell table:style-name="ce5" table:formula="of:=(3*[.C2]*8+1.5*[.C3])*50000*8*0.000001/[.D38]" office:value-type="float" office:value="306.367660340387" calcext:value-type="float">
            <text:p>306.37</text:p>
          </table:table-cell>
          <table:table-cell table:style-name="ce1" office:value-type="float" office:value="522.041276" calcext:value-type="float">
            <text:p>522.04</text:p>
          </table:table-cell>
          <table:table-cell table:style-name="ce5" table:formula="of:=(4*[.C2]+1.5*[.C3])*50000*8*0.000001/[.D20]" office:value-type="float" office:value="21454.2422503772" calcext:value-type="float">
            <text:p>21,454.24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 office:value-type="float" office:value="8.216213" calcext:value-type="float">
            <text:p>8.22</text:p>
          </table:table-cell>
          <table:table-cell table:style-name="ce1" table:formula="of:=[.C2]*50000*8*0.000001/[.G20]" office:value-type="float" office:value="48684.2295836293" calcext:value-type="float">
            <text:p>48684.23</text:p>
          </table:table-cell>
          <table:table-cell/>
          <table:table-cell table:style-name="ce1" office:value-type="float" office:value="0.191142" calcext:value-type="float">
            <text:p>0.19</text:p>
          </table:table-cell>
          <table:table-cell table:style-name="ce1" office:value-type="float" office:value="41853.734594" calcext:value-type="float">
            <text:p>41853.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78.90322" calcext:value-type="float">
            <text:p>478.90</text:p>
          </table:table-cell>
          <table:table-cell table:style-name="ce5" table:formula="of:=(3*[.C2]*8+1.5*[.C3])*50000*8*0.000001/[.D39]" office:value-type="float" office:value="292.640547481691" calcext:value-type="float">
            <text:p>292.64</text:p>
          </table:table-cell>
          <table:table-cell table:style-name="ce1" office:value-type="float" office:value="471.198649" calcext:value-type="float">
            <text:p>471.20</text:p>
          </table:table-cell>
          <table:table-cell table:style-name="ce5" table:formula="of:=(4*[.C2]+1.5*[.C3])*50000*8*0.000001/[.D21]" office:value-type="float" office:value="23769.1683194958" calcext:value-type="float">
            <text:p>23,769.17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 office:value-type="float" office:value="7.704571" calcext:value-type="float">
            <text:p>7.70</text:p>
          </table:table-cell>
          <table:table-cell table:style-name="ce1" table:formula="of:=[.C2]*50000*8*0.000001/[.G21]" office:value-type="float" office:value="51917.2319912426" calcext:value-type="float">
            <text:p>51917.23</text:p>
          </table:table-cell>
          <table:table-cell/>
          <table:table-cell table:style-name="ce1" office:value-type="float" office:value="0.177884" calcext:value-type="float">
            <text:p>0.18</text:p>
          </table:table-cell>
          <table:table-cell table:style-name="ce1" office:value-type="float" office:value="44973.163079" calcext:value-type="float">
            <text:p>44973.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6.873734" calcext:value-type="float">
            <text:p>436.87</text:p>
          </table:table-cell>
          <table:table-cell table:style-name="ce5" table:formula="of:=(3*[.C2]*8+1.5*[.C3])*50000*8*0.000001/[.D40]" office:value-type="float" office:value="282.392393054912" calcext:value-type="float">
            <text:p>282.39</text:p>
          </table:table-cell>
          <table:table-cell table:style-name="ce1" office:value-type="float" office:value="429.955904" calcext:value-type="float">
            <text:p>429.96</text:p>
          </table:table-cell>
          <table:table-cell table:style-name="ce5" table:formula="of:=(4*[.C2]+1.5*[.C3])*50000*8*0.000001/[.D22]" office:value-type="float" office:value="26049.1829413279" calcext:value-type="float">
            <text:p>26,049.18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6.91783" calcext:value-type="float">
            <text:p>6.92</text:p>
          </table:table-cell>
          <table:table-cell table:style-name="ce1" table:formula="of:=[.C2]*50000*8*0.000001/[.G22]" office:value-type="float" office:value="57821.6001260511" calcext:value-type="float">
            <text:p>57821.60</text:p>
          </table:table-cell>
          <table:table-cell/>
          <table:table-cell table:style-name="ce1" office:value-type="float" office:value="0.159237" calcext:value-type="float">
            <text:p>0.16</text:p>
          </table:table-cell>
          <table:table-cell table:style-name="ce1" office:value-type="float" office:value="50239.609036" calcext:value-type="float">
            <text:p>50239.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02.186307" calcext:value-type="float">
            <text:p>402.19</text:p>
          </table:table-cell>
          <table:table-cell table:style-name="ce5" table:formula="of:=(3*[.C2]*8+1.5*[.C3])*50000*8*0.000001/[.D41]" office:value-type="float" office:value="274.639214188548" calcext:value-type="float">
            <text:p>274.64</text:p>
          </table:table-cell>
          <table:table-cell table:style-name="ce1" office:value-type="float" office:value="395.82123" calcext:value-type="float">
            <text:p>395.82</text:p>
          </table:table-cell>
          <table:table-cell table:style-name="ce5" table:formula="of:=(4*[.C2]+1.5*[.C3])*50000*8*0.000001/[.D23]" office:value-type="float" office:value="28295.6020322609" calcext:value-type="float">
            <text:p>28,295.60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365077" calcext:value-type="float">
            <text:p>6.37</text:p>
          </table:table-cell>
          <table:table-cell table:style-name="ce1" table:formula="of:=[.C2]*50000*8*0.000001/[.G23]" office:value-type="float" office:value="62842.9161186895" calcext:value-type="float">
            <text:p>62842.92</text:p>
          </table:table-cell>
          <table:table-cell/>
          <table:table-cell table:style-name="ce1" office:value-type="float" office:value="0.144974" calcext:value-type="float">
            <text:p>0.14</text:p>
          </table:table-cell>
          <table:table-cell table:style-name="ce1" office:value-type="float" office:value="55182.311102" calcext:value-type="float">
            <text:p>55182.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7.230696" calcext:value-type="float">
            <text:p>377.23</text:p>
          </table:table-cell>
          <table:table-cell table:style-name="ce5" table:formula="of:=(3*[.C2]*8+1.5*[.C3])*50000*8*0.000001/[.D42]" office:value-type="float" office:value="270.839857470525" calcext:value-type="float">
            <text:p>270.84</text:p>
          </table:table-cell>
          <table:table-cell table:style-name="ce1" office:value-type="float" office:value="371.157447" calcext:value-type="float">
            <text:p>371.16</text:p>
          </table:table-cell>
          <table:table-cell table:style-name="ce5" table:formula="of:=(4*[.C2]+1.5*[.C3])*50000*8*0.000001/[.D24]" office:value-type="float" office:value="30175.8730439807" calcext:value-type="float">
            <text:p>30,175.87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073249" calcext:value-type="float">
            <text:p>6.07</text:p>
          </table:table-cell>
          <table:table-cell table:style-name="ce1" table:formula="of:=[.C2]*50000*8*0.000001/[.G24]" office:value-type="float" office:value="65862.6050076327" calcext:value-type="float">
            <text:p>65862.61</text:p>
          </table:table-cell>
          <table:table-cell/>
          <table:table-cell table:style-name="ce1" office:value-type="float" office:value="0.138013" calcext:value-type="float">
            <text:p>0.14</text:p>
          </table:table-cell>
          <table:table-cell table:style-name="ce1" office:value-type="float" office:value="57965.60183" calcext:value-type="float">
            <text:p>57965.6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58.129556" calcext:value-type="float">
            <text:p>358.13</text:p>
          </table:table-cell>
          <table:table-cell table:style-name="ce5" table:formula="of:=(3*[.C2]*8+1.5*[.C3])*50000*8*0.000001/[.D43]" office:value-type="float" office:value="266.136242350316" calcext:value-type="float">
            <text:p>266.14</text:p>
          </table:table-cell>
          <table:table-cell table:style-name="ce1" office:value-type="float" office:value="352.178601" calcext:value-type="float">
            <text:p>352.18</text:p>
          </table:table-cell>
          <table:table-cell table:style-name="ce5" table:formula="of:=(4*[.C2]+1.5*[.C3])*50000*8*0.000001/[.D25]" office:value-type="float" office:value="31802.0458034587" calcext:value-type="float">
            <text:p>31,802.05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5.950955" calcext:value-type="float">
            <text:p>5.95</text:p>
          </table:table-cell>
          <table:table-cell table:style-name="ce1" table:formula="of:=[.C2]*50000*8*0.000001/[.G25]" office:value-type="float" office:value="67216.1022894645" calcext:value-type="float">
            <text:p>67216.10</text:p>
          </table:table-cell>
          <table:table-cell/>
          <table:table-cell table:style-name="ce1" office:value-type="float" office:value="0.134284" calcext:value-type="float">
            <text:p>0.13</text:p>
          </table:table-cell>
          <table:table-cell table:style-name="ce1" office:value-type="float" office:value="59575.219982" calcext:value-type="float">
            <text:p>59575.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2.914191" calcext:value-type="float">
            <text:p>332.91</text:p>
          </table:table-cell>
          <table:table-cell table:style-name="ce5" table:formula="of:=(3*[.C2]*8+1.5*[.C3])*50000*8*0.000001/[.D44]" office:value-type="float" office:value="264.375777120204" calcext:value-type="float">
            <text:p>264.38</text:p>
          </table:table-cell>
          <table:table-cell table:style-name="ce1" office:value-type="float" office:value="327.319969" calcext:value-type="float">
            <text:p>327.32</text:p>
          </table:table-cell>
          <table:table-cell table:style-name="ce5" table:formula="of:=(4*[.C2]+1.5*[.C3])*50000*8*0.000001/[.D26]" office:value-type="float" office:value="34217.2829669307" calcext:value-type="float">
            <text:p>34,217.28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594222" calcext:value-type="float">
            <text:p>5.59</text:p>
          </table:table-cell>
          <table:table-cell table:style-name="ce1" table:formula="of:=[.C2]*50000*8*0.000001/[.G26]" office:value-type="float" office:value="71502.3465282572" calcext:value-type="float">
            <text:p>71502.35</text:p>
          </table:table-cell>
          <table:table-cell/>
          <table:table-cell table:style-name="ce1" office:value-type="float" office:value="0.123013" calcext:value-type="float">
            <text:p>0.12</text:p>
          </table:table-cell>
          <table:table-cell table:style-name="ce1" office:value-type="float" office:value="65033.766576" calcext:value-type="float">
            <text:p>65033.77</text:p>
          </table:table-cell>
          <table:table-cell table:style-name="ce9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11.199078" calcext:value-type="float">
            <text:p>311.20</text:p>
          </table:table-cell>
          <table:table-cell table:style-name="ce5" table:formula="of:=(3*[.C2]*8+1.5*[.C3])*50000*8*0.000001/[.D45]" office:value-type="float" office:value="263.831939054822" calcext:value-type="float">
            <text:p>263.83</text:p>
          </table:table-cell>
          <table:table-cell table:style-name="ce1" office:value-type="float" office:value="305.912383" calcext:value-type="float">
            <text:p>305.91</text:p>
          </table:table-cell>
          <table:table-cell table:style-name="ce5" table:formula="of:=(4*[.C2]+1.5*[.C3])*50000*8*0.000001/[.D27]" office:value-type="float" office:value="36611.7902458365" calcext:value-type="float">
            <text:p>36,611.79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286695" calcext:value-type="float">
            <text:p>5.29</text:p>
          </table:table-cell>
          <table:table-cell table:style-name="ce1" table:formula="of:=[.C2]*50000*8*0.000001/[.G27]" office:value-type="float" office:value="75661.637374579" calcext:value-type="float">
            <text:p>75661.64</text:p>
          </table:table-cell>
          <table:table-cell/>
          <table:table-cell table:style-name="ce1" office:value-type="float" office:value="0.114572" calcext:value-type="float">
            <text:p>0.11</text:p>
          </table:table-cell>
          <table:table-cell table:style-name="ce1" office:value-type="float" office:value="69825.058787" calcext:value-type="float">
            <text:p>69825.06</text:p>
          </table:table-cell>
          <table:table-cell table:style-name="ce9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95.222306" calcext:value-type="float">
            <text:p>295.22</text:p>
          </table:table-cell>
          <table:table-cell table:style-name="ce5" table:formula="of:=(3*[.C2]*8+1.5*[.C3])*50000*8*0.000001/[.D46]" office:value-type="float" office:value="264.057267419872" calcext:value-type="float">
            <text:p>264.06</text:p>
          </table:table-cell>
          <table:table-cell table:style-name="ce1" office:value-type="float" office:value="290.219793" calcext:value-type="float">
            <text:p>290.22</text:p>
          </table:table-cell>
          <table:table-cell table:style-name="ce5" table:formula="of:=(4*[.C2]+1.5*[.C3])*50000*8*0.000001/[.D28]" office:value-type="float" office:value="38591.4409359392" calcext:value-type="float">
            <text:p>38,591.44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002513" calcext:value-type="float">
            <text:p>5.00</text:p>
          </table:table-cell>
          <table:table-cell table:style-name="ce1" table:formula="of:=[.C2]*50000*8*0.000001/[.G28]" office:value-type="float" office:value="79959.8121983891" calcext:value-type="float">
            <text:p>79959.81</text:p>
          </table:table-cell>
          <table:table-cell/>
          <table:table-cell table:style-name="ce1" office:value-type="float" office:value="0.109742" calcext:value-type="float">
            <text:p>0.11</text:p>
          </table:table-cell>
          <table:table-cell table:style-name="ce1" office:value-type="float" office:value="72898.301292" calcext:value-type="float">
            <text:p>72898.30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 office:value-type="string" calcext:value-type="string">
            <text:p>N</text:p>
          </table:table-cell>
          <table:table-cell table:style-name="ce4" office:value-type="float" office:value="50000" calcext:value-type="float">
            <text:p>50,000</text:p>
          </table:table-cell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 office:value-type="string" calcext:value-type="string">
            <text:p>1/1000000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formula="of:=3*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Time</text:p>
          </table:table-cell>
          <table:table-cell table:style-name="ce1" table:formula="of:=(8*[.N26]+16*[.N26]+0.5*[.N27]+2*[.N27])*[.N29]*[.N30]*[.N31]/[.D31]" office:value-type="float" office:value="2250.371399186" calcext:value-type="float">
            <text:p>225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  <table:table-cell table:formula="of:=(8*[.N26]+16*[.N26]+0.5*[.N27]+2*[.N27])*[.N29]*[.N30]*[.N31]/[.D46]" office:value-type="float" office:value="352.076356559829" calcext:value-type="float">
            <text:p>352.0763565598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</table:table>
      <table:table table:name="DRAM_1109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/>
          <table:table-cell office:value-type="string" calcext:value-type="string">
            <text:p>Selvstendig te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893.108727" calcext:value-type="float">
            <text:p>3893.11</text:p>
          </table:table-cell>
          <table:table-cell table:style-name="ce5" table:formula="of:=(3*[.C2]*8+1.5*[.C3])*50000*8*0.000001/[.D31]" office:value-type="float" office:value="1687.7785493895" calcext:value-type="float">
            <text:p>1,687.78</text:p>
          </table:table-cell>
          <table:table-cell table:style-name="ce1" office:value-type="float" office:value="3831.160703" calcext:value-type="float">
            <text:p>3831.16</text:p>
          </table:table-cell>
          <table:table-cell table:style-name="ce5" table:formula="of:=(4*[.C2]+1.5*[.C3])*50000*8*0.000001/[.D13]" office:value-type="float" office:value="2923.39603275577" calcext:value-type="float">
            <text:p>2,923.40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 office:value-type="float" office:value="61.948024" calcext:value-type="float">
            <text:p>61.95</text:p>
          </table:table-cell>
          <table:table-cell table:style-name="ce1" table:formula="of:=[.C2]*50000*8*0.000001/[.G13]" office:value-type="float" office:value="6457.02597390354" calcext:value-type="float">
            <text:p>6457.03</text:p>
          </table:table-cell>
          <table:table-cell/>
          <table:table-cell table:style-name="ce1" office:value-type="float" office:value="1.28315" calcext:value-type="float">
            <text:p>1.28</text:p>
          </table:table-cell>
          <table:table-cell table:style-name="ce1" office:value-type="float" office:value="6234.657105" calcext:value-type="float">
            <text:p>6234.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959.241866" calcext:value-type="float">
            <text:p>1959.24</text:p>
          </table:table-cell>
          <table:table-cell table:style-name="ce5" table:formula="of:=(3*[.C2]*8+1.5*[.C3])*50000*8*0.000001/[.D32]" office:value-type="float" office:value="822.079690349983" calcext:value-type="float">
            <text:p>822.08</text:p>
          </table:table-cell>
          <table:table-cell table:style-name="ce1" office:value-type="float" office:value="1928.742684" calcext:value-type="float">
            <text:p>1928.74</text:p>
          </table:table-cell>
          <table:table-cell table:style-name="ce5" table:formula="of:=(4*[.C2]+1.5*[.C3])*50000*8*0.000001/[.D14]" office:value-type="float" office:value="5806.89176058075" calcext:value-type="float">
            <text:p>5,806.89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 office:value-type="float" office:value="30.499182" calcext:value-type="float">
            <text:p>30.50</text:p>
          </table:table-cell>
          <table:table-cell table:style-name="ce1" table:formula="of:=[.C2]*50000*8*0.000001/[.G14]" office:value-type="float" office:value="13115.1058411993" calcext:value-type="float">
            <text:p>13115.11</text:p>
          </table:table-cell>
          <table:table-cell/>
          <table:table-cell table:style-name="ce1" office:value-type="float" office:value="0.661722" calcext:value-type="float">
            <text:p>0.66</text:p>
          </table:table-cell>
          <table:table-cell table:style-name="ce1" office:value-type="float" office:value="12089.665728" calcext:value-type="float">
            <text:p>12089.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10.682407" calcext:value-type="float">
            <text:p>1310.68</text:p>
          </table:table-cell>
          <table:table-cell table:style-name="ce5" table:formula="of:=(3*[.C2]*8+1.5*[.C3])*50000*8*0.000001/[.D33]" office:value-type="float" office:value="529.880280174198" calcext:value-type="float">
            <text:p>529.88</text:p>
          </table:table-cell>
          <table:table-cell table:style-name="ce1" office:value-type="float" office:value="1290.128665" calcext:value-type="float">
            <text:p>1290.13</text:p>
          </table:table-cell>
          <table:table-cell table:style-name="ce5" table:formula="of:=(4*[.C2]+1.5*[.C3])*50000*8*0.000001/[.D15]" office:value-type="float" office:value="8681.30466661633" calcext:value-type="float">
            <text:p>8,681.30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 office:value-type="float" office:value="20.553742" calcext:value-type="float">
            <text:p>20.55</text:p>
          </table:table-cell>
          <table:table-cell table:style-name="ce1" table:formula="of:=[.C2]*50000*8*0.000001/[.G15]" office:value-type="float" office:value="19461.1764612011" calcext:value-type="float">
            <text:p>19461.18</text:p>
          </table:table-cell>
          <table:table-cell/>
          <table:table-cell table:style-name="ce1" office:value-type="float" office:value="0.458808" calcext:value-type="float">
            <text:p>0.46</text:p>
          </table:table-cell>
          <table:table-cell table:style-name="ce1" office:value-type="float" office:value="17436.489675" calcext:value-type="float">
            <text:p>17436.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98.197672" calcext:value-type="float">
            <text:p>998.20</text:p>
          </table:table-cell>
          <table:table-cell table:style-name="ce5" table:formula="of:=(3*[.C2]*8+1.5*[.C3])*50000*8*0.000001/[.D34]" office:value-type="float" office:value="399.43164205932" calcext:value-type="float">
            <text:p>399.43</text:p>
          </table:table-cell>
          <table:table-cell table:style-name="ce1" office:value-type="float" office:value="982.626165" calcext:value-type="float">
            <text:p>982.63</text:p>
          </table:table-cell>
          <table:table-cell table:style-name="ce5" table:formula="of:=(4*[.C2]+1.5*[.C3])*50000*8*0.000001/[.D16]" office:value-type="float" office:value="11398.0274482107" calcext:value-type="float">
            <text:p>11,398.03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 office:value-type="float" office:value="15.571507" calcext:value-type="float">
            <text:p>15.57</text:p>
          </table:table-cell>
          <table:table-cell table:style-name="ce1" table:formula="of:=[.C2]*50000*8*0.000001/[.G16]" office:value-type="float" office:value="25687.9440120985" calcext:value-type="float">
            <text:p>25687.94</text:p>
          </table:table-cell>
          <table:table-cell/>
          <table:table-cell table:style-name="ce1" office:value-type="float" office:value="0.36058" calcext:value-type="float">
            <text:p>0.36</text:p>
          </table:table-cell>
          <table:table-cell table:style-name="ce1" office:value-type="float" office:value="22186.479342" calcext:value-type="float">
            <text:p>22186.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07.379912" calcext:value-type="float">
            <text:p>807.38</text:p>
          </table:table-cell>
          <table:table-cell table:style-name="ce5" table:formula="of:=(3*[.C2]*8+1.5*[.C3])*50000*8*0.000001/[.D35]" office:value-type="float" office:value="358.775901471168" calcext:value-type="float">
            <text:p>358.78</text:p>
          </table:table-cell>
          <table:table-cell table:style-name="ce1" office:value-type="float" office:value="794.772278" calcext:value-type="float">
            <text:p>794.77</text:p>
          </table:table-cell>
          <table:table-cell table:style-name="ce5" table:formula="of:=(4*[.C2]+1.5*[.C3])*50000*8*0.000001/[.D17]" office:value-type="float" office:value="14092.0868908314" calcext:value-type="float">
            <text:p>14,092.09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 office:value-type="float" office:value="12.607634" calcext:value-type="float">
            <text:p>12.61</text:p>
          </table:table-cell>
          <table:table-cell table:style-name="ce1" table:formula="of:=[.C2]*50000*8*0.000001/[.G17]" office:value-type="float" office:value="31726.8093283799" calcext:value-type="float">
            <text:p>31726.81</text:p>
          </table:table-cell>
          <table:table-cell/>
          <table:table-cell table:style-name="ce1" office:value-type="float" office:value="0.292524" calcext:value-type="float">
            <text:p>0.29</text:p>
          </table:table-cell>
          <table:table-cell table:style-name="ce1" office:value-type="float" office:value="27348.174109" calcext:value-type="float">
            <text:p>27348.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0.519342" calcext:value-type="float">
            <text:p>680.52</text:p>
          </table:table-cell>
          <table:table-cell table:style-name="ce5" table:formula="of:=(3*[.C2]*8+1.5*[.C3])*50000*8*0.000001/[.D36]" office:value-type="float" office:value="338.584926622298" calcext:value-type="float">
            <text:p>338.58</text:p>
          </table:table-cell>
          <table:table-cell table:style-name="ce1" office:value-type="float" office:value="669.96369" calcext:value-type="float">
            <text:p>669.96</text:p>
          </table:table-cell>
          <table:table-cell table:style-name="ce5" table:formula="of:=(4*[.C2]+1.5*[.C3])*50000*8*0.000001/[.D18]" office:value-type="float" office:value="16717.3238895977" calcext:value-type="float">
            <text:p>16,717.32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 office:value-type="float" office:value="10.555652" calcext:value-type="float">
            <text:p>10.56</text:p>
          </table:table-cell>
          <table:table-cell table:style-name="ce1" table:formula="of:=[.C2]*50000*8*0.000001/[.G18]" office:value-type="float" office:value="37894.3906070416" calcext:value-type="float">
            <text:p>37894.39</text:p>
          </table:table-cell>
          <table:table-cell/>
          <table:table-cell table:style-name="ce1" office:value-type="float" office:value="0.246402" calcext:value-type="float">
            <text:p>0.25</text:p>
          </table:table-cell>
          <table:table-cell table:style-name="ce1" office:value-type="float" office:value="32467.265611" calcext:value-type="float">
            <text:p>32467.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90.546213" calcext:value-type="float">
            <text:p>590.55</text:p>
          </table:table-cell>
          <table:table-cell table:style-name="ce5" table:formula="of:=(3*[.C2]*8+1.5*[.C3])*50000*8*0.000001/[.D37]" office:value-type="float" office:value="322.679313903109" calcext:value-type="float">
            <text:p>322.68</text:p>
          </table:table-cell>
          <table:table-cell table:style-name="ce1" office:value-type="float" office:value="581.464213" calcext:value-type="float">
            <text:p>581.46</text:p>
          </table:table-cell>
          <table:table-cell table:style-name="ce5" table:formula="of:=(4*[.C2]+1.5*[.C3])*50000*8*0.000001/[.D19]" office:value-type="float" office:value="19261.718519554" calcext:value-type="float">
            <text:p>19,261.72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 office:value-type="float" office:value="9.082" calcext:value-type="float">
            <text:p>9.08</text:p>
          </table:table-cell>
          <table:table-cell table:style-name="ce1" table:formula="of:=[.C2]*50000*8*0.000001/[.G19]" office:value-type="float" office:value="44043.1622990531" calcext:value-type="float">
            <text:p>44043.16</text:p>
          </table:table-cell>
          <table:table-cell/>
          <table:table-cell table:style-name="ce1" office:value-type="float" office:value="0.212981" calcext:value-type="float">
            <text:p>0.21</text:p>
          </table:table-cell>
          <table:table-cell table:style-name="ce1" office:value-type="float" office:value="37562.038582" calcext:value-type="float">
            <text:p>37562.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30.257489" calcext:value-type="float">
            <text:p>530.26</text:p>
          </table:table-cell>
          <table:table-cell table:style-name="ce5" table:formula="of:=(3*[.C2]*8+1.5*[.C3])*50000*8*0.000001/[.D38]" office:value-type="float" office:value="306.367660340387" calcext:value-type="float">
            <text:p>306.37</text:p>
          </table:table-cell>
          <table:table-cell table:style-name="ce1" office:value-type="float" office:value="522.041276" calcext:value-type="float">
            <text:p>522.04</text:p>
          </table:table-cell>
          <table:table-cell table:style-name="ce5" table:formula="of:=(4*[.C2]+1.5*[.C3])*50000*8*0.000001/[.D20]" office:value-type="float" office:value="21454.2422503772" calcext:value-type="float">
            <text:p>21,454.24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 office:value-type="float" office:value="8.216213" calcext:value-type="float">
            <text:p>8.22</text:p>
          </table:table-cell>
          <table:table-cell table:style-name="ce1" table:formula="of:=[.C2]*50000*8*0.000001/[.G20]" office:value-type="float" office:value="48684.2295836293" calcext:value-type="float">
            <text:p>48684.23</text:p>
          </table:table-cell>
          <table:table-cell/>
          <table:table-cell table:style-name="ce1" office:value-type="float" office:value="0.191142" calcext:value-type="float">
            <text:p>0.19</text:p>
          </table:table-cell>
          <table:table-cell table:style-name="ce1" office:value-type="float" office:value="41853.734594" calcext:value-type="float">
            <text:p>41853.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78.90322" calcext:value-type="float">
            <text:p>478.90</text:p>
          </table:table-cell>
          <table:table-cell table:style-name="ce5" table:formula="of:=(3*[.C2]*8+1.5*[.C3])*50000*8*0.000001/[.D39]" office:value-type="float" office:value="292.640547481691" calcext:value-type="float">
            <text:p>292.64</text:p>
          </table:table-cell>
          <table:table-cell table:style-name="ce1" office:value-type="float" office:value="471.198649" calcext:value-type="float">
            <text:p>471.20</text:p>
          </table:table-cell>
          <table:table-cell table:style-name="ce5" table:formula="of:=(4*[.C2]+1.5*[.C3])*50000*8*0.000001/[.D21]" office:value-type="float" office:value="23769.1683194958" calcext:value-type="float">
            <text:p>23,769.17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 office:value-type="float" office:value="7.704571" calcext:value-type="float">
            <text:p>7.70</text:p>
          </table:table-cell>
          <table:table-cell table:style-name="ce1" table:formula="of:=[.C2]*50000*8*0.000001/[.G21]" office:value-type="float" office:value="51917.2319912426" calcext:value-type="float">
            <text:p>51917.23</text:p>
          </table:table-cell>
          <table:table-cell/>
          <table:table-cell table:style-name="ce1" office:value-type="float" office:value="0.177884" calcext:value-type="float">
            <text:p>0.18</text:p>
          </table:table-cell>
          <table:table-cell table:style-name="ce1" office:value-type="float" office:value="44973.163079" calcext:value-type="float">
            <text:p>44973.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6.873734" calcext:value-type="float">
            <text:p>436.87</text:p>
          </table:table-cell>
          <table:table-cell table:style-name="ce5" table:formula="of:=(3*[.C2]*8+1.5*[.C3])*50000*8*0.000001/[.D40]" office:value-type="float" office:value="282.392393054912" calcext:value-type="float">
            <text:p>282.39</text:p>
          </table:table-cell>
          <table:table-cell table:style-name="ce1" office:value-type="float" office:value="429.955904" calcext:value-type="float">
            <text:p>429.96</text:p>
          </table:table-cell>
          <table:table-cell table:style-name="ce5" table:formula="of:=(4*[.C2]+1.5*[.C3])*50000*8*0.000001/[.D22]" office:value-type="float" office:value="26049.1829413279" calcext:value-type="float">
            <text:p>26,049.18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6.91783" calcext:value-type="float">
            <text:p>6.92</text:p>
          </table:table-cell>
          <table:table-cell table:style-name="ce1" table:formula="of:=[.C2]*50000*8*0.000001/[.G22]" office:value-type="float" office:value="57821.6001260511" calcext:value-type="float">
            <text:p>57821.60</text:p>
          </table:table-cell>
          <table:table-cell/>
          <table:table-cell table:style-name="ce1" office:value-type="float" office:value="0.159237" calcext:value-type="float">
            <text:p>0.16</text:p>
          </table:table-cell>
          <table:table-cell table:style-name="ce1" office:value-type="float" office:value="50239.609036" calcext:value-type="float">
            <text:p>50239.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02.186307" calcext:value-type="float">
            <text:p>402.19</text:p>
          </table:table-cell>
          <table:table-cell table:style-name="ce5" table:formula="of:=(3*[.C2]*8+1.5*[.C3])*50000*8*0.000001/[.D41]" office:value-type="float" office:value="274.639214188548" calcext:value-type="float">
            <text:p>274.64</text:p>
          </table:table-cell>
          <table:table-cell table:style-name="ce1" office:value-type="float" office:value="395.82123" calcext:value-type="float">
            <text:p>395.82</text:p>
          </table:table-cell>
          <table:table-cell table:style-name="ce5" table:formula="of:=(4*[.C2]+1.5*[.C3])*50000*8*0.000001/[.D23]" office:value-type="float" office:value="28295.6020322609" calcext:value-type="float">
            <text:p>28,295.60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365077" calcext:value-type="float">
            <text:p>6.37</text:p>
          </table:table-cell>
          <table:table-cell table:style-name="ce1" table:formula="of:=[.C2]*50000*8*0.000001/[.G23]" office:value-type="float" office:value="62842.9161186895" calcext:value-type="float">
            <text:p>62842.92</text:p>
          </table:table-cell>
          <table:table-cell/>
          <table:table-cell table:style-name="ce1" office:value-type="float" office:value="0.144974" calcext:value-type="float">
            <text:p>0.14</text:p>
          </table:table-cell>
          <table:table-cell table:style-name="ce1" office:value-type="float" office:value="55182.311102" calcext:value-type="float">
            <text:p>55182.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7.230696" calcext:value-type="float">
            <text:p>377.23</text:p>
          </table:table-cell>
          <table:table-cell table:style-name="ce5" table:formula="of:=(3*[.C2]*8+1.5*[.C3])*50000*8*0.000001/[.D42]" office:value-type="float" office:value="270.839857470525" calcext:value-type="float">
            <text:p>270.84</text:p>
          </table:table-cell>
          <table:table-cell table:style-name="ce1" office:value-type="float" office:value="371.157447" calcext:value-type="float">
            <text:p>371.16</text:p>
          </table:table-cell>
          <table:table-cell table:style-name="ce5" table:formula="of:=(4*[.C2]+1.5*[.C3])*50000*8*0.000001/[.D24]" office:value-type="float" office:value="30175.8730439807" calcext:value-type="float">
            <text:p>30,175.87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073249" calcext:value-type="float">
            <text:p>6.07</text:p>
          </table:table-cell>
          <table:table-cell table:style-name="ce1" table:formula="of:=[.C2]*50000*8*0.000001/[.G24]" office:value-type="float" office:value="65862.6050076327" calcext:value-type="float">
            <text:p>65862.61</text:p>
          </table:table-cell>
          <table:table-cell/>
          <table:table-cell table:style-name="ce1" office:value-type="float" office:value="0.138013" calcext:value-type="float">
            <text:p>0.14</text:p>
          </table:table-cell>
          <table:table-cell table:style-name="ce1" office:value-type="float" office:value="57965.60183" calcext:value-type="float">
            <text:p>57965.6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58.129556" calcext:value-type="float">
            <text:p>358.13</text:p>
          </table:table-cell>
          <table:table-cell table:style-name="ce5" table:formula="of:=(3*[.C2]*8+1.5*[.C3])*50000*8*0.000001/[.D43]" office:value-type="float" office:value="266.136242350316" calcext:value-type="float">
            <text:p>266.14</text:p>
          </table:table-cell>
          <table:table-cell table:style-name="ce1" office:value-type="float" office:value="352.178601" calcext:value-type="float">
            <text:p>352.18</text:p>
          </table:table-cell>
          <table:table-cell table:style-name="ce5" table:formula="of:=(4*[.C2]+1.5*[.C3])*50000*8*0.000001/[.D25]" office:value-type="float" office:value="31802.0458034587" calcext:value-type="float">
            <text:p>31,802.05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5.950955" calcext:value-type="float">
            <text:p>5.95</text:p>
          </table:table-cell>
          <table:table-cell table:style-name="ce1" table:formula="of:=[.C2]*50000*8*0.000001/[.G25]" office:value-type="float" office:value="67216.1022894645" calcext:value-type="float">
            <text:p>67216.10</text:p>
          </table:table-cell>
          <table:table-cell/>
          <table:table-cell table:style-name="ce1" office:value-type="float" office:value="0.134284" calcext:value-type="float">
            <text:p>0.13</text:p>
          </table:table-cell>
          <table:table-cell table:style-name="ce1" office:value-type="float" office:value="59575.219982" calcext:value-type="float">
            <text:p>59575.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2.914191" calcext:value-type="float">
            <text:p>332.91</text:p>
          </table:table-cell>
          <table:table-cell table:style-name="ce5" table:formula="of:=(3*[.C2]*8+1.5*[.C3])*50000*8*0.000001/[.D44]" office:value-type="float" office:value="264.375777120204" calcext:value-type="float">
            <text:p>264.38</text:p>
          </table:table-cell>
          <table:table-cell table:style-name="ce1" office:value-type="float" office:value="327.319969" calcext:value-type="float">
            <text:p>327.32</text:p>
          </table:table-cell>
          <table:table-cell table:style-name="ce5" table:formula="of:=(4*[.C2]+1.5*[.C3])*50000*8*0.000001/[.D26]" office:value-type="float" office:value="34217.2829669307" calcext:value-type="float">
            <text:p>34,217.28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594222" calcext:value-type="float">
            <text:p>5.59</text:p>
          </table:table-cell>
          <table:table-cell table:style-name="ce1" table:formula="of:=[.C2]*50000*8*0.000001/[.G26]" office:value-type="float" office:value="71502.3465282572" calcext:value-type="float">
            <text:p>71502.35</text:p>
          </table:table-cell>
          <table:table-cell/>
          <table:table-cell table:style-name="ce1" office:value-type="float" office:value="0.123013" calcext:value-type="float">
            <text:p>0.12</text:p>
          </table:table-cell>
          <table:table-cell table:style-name="ce1" office:value-type="float" office:value="65033.766576" calcext:value-type="float">
            <text:p>65033.77</text:p>
          </table:table-cell>
          <table:table-cell table:style-name="ce9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11.199078" calcext:value-type="float">
            <text:p>311.20</text:p>
          </table:table-cell>
          <table:table-cell table:style-name="ce5" table:formula="of:=(3*[.C2]*8+1.5*[.C3])*50000*8*0.000001/[.D45]" office:value-type="float" office:value="263.831939054822" calcext:value-type="float">
            <text:p>263.83</text:p>
          </table:table-cell>
          <table:table-cell table:style-name="ce1" office:value-type="float" office:value="305.912383" calcext:value-type="float">
            <text:p>305.91</text:p>
          </table:table-cell>
          <table:table-cell table:style-name="ce5" table:formula="of:=(4*[.C2]+1.5*[.C3])*50000*8*0.000001/[.D27]" office:value-type="float" office:value="36611.7902458365" calcext:value-type="float">
            <text:p>36,611.79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286695" calcext:value-type="float">
            <text:p>5.29</text:p>
          </table:table-cell>
          <table:table-cell table:style-name="ce1" table:formula="of:=[.C2]*50000*8*0.000001/[.G27]" office:value-type="float" office:value="75661.637374579" calcext:value-type="float">
            <text:p>75661.64</text:p>
          </table:table-cell>
          <table:table-cell/>
          <table:table-cell table:style-name="ce1" office:value-type="float" office:value="0.114572" calcext:value-type="float">
            <text:p>0.11</text:p>
          </table:table-cell>
          <table:table-cell table:style-name="ce1" office:value-type="float" office:value="69825.058787" calcext:value-type="float">
            <text:p>69825.06</text:p>
          </table:table-cell>
          <table:table-cell table:style-name="ce9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95.222306" calcext:value-type="float">
            <text:p>295.22</text:p>
          </table:table-cell>
          <table:table-cell table:style-name="ce5" table:formula="of:=(3*[.C2]*8+1.5*[.C3])*50000*8*0.000001/[.D46]" office:value-type="float" office:value="264.057267419872" calcext:value-type="float">
            <text:p>264.06</text:p>
          </table:table-cell>
          <table:table-cell table:style-name="ce1" office:value-type="float" office:value="290.219793" calcext:value-type="float">
            <text:p>290.22</text:p>
          </table:table-cell>
          <table:table-cell table:style-name="ce5" table:formula="of:=(4*[.C2]+1.5*[.C3])*50000*8*0.000001/[.D28]" office:value-type="float" office:value="38591.4409359392" calcext:value-type="float">
            <text:p>38,591.44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002513" calcext:value-type="float">
            <text:p>5.00</text:p>
          </table:table-cell>
          <table:table-cell table:style-name="ce1" table:formula="of:=[.C2]*50000*8*0.000001/[.G28]" office:value-type="float" office:value="79959.8121983891" calcext:value-type="float">
            <text:p>79959.81</text:p>
          </table:table-cell>
          <table:table-cell/>
          <table:table-cell table:style-name="ce1" office:value-type="float" office:value="0.109742" calcext:value-type="float">
            <text:p>0.11</text:p>
          </table:table-cell>
          <table:table-cell table:style-name="ce1" office:value-type="float" office:value="72898.301292" calcext:value-type="float">
            <text:p>72898.30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 office:value-type="string" calcext:value-type="string">
            <text:p>N</text:p>
          </table:table-cell>
          <table:table-cell table:style-name="ce4" office:value-type="float" office:value="50000" calcext:value-type="float">
            <text:p>50,000</text:p>
          </table:table-cell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 office:value-type="string" calcext:value-type="string">
            <text:p>1/1000000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formula="of:=3*8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Time</text:p>
          </table:table-cell>
          <table:table-cell table:style-name="ce1" table:formula="of:=([.N33]*[.N26]+[.N34]*[.N27])*[.N29]*[.N30]*[.N31]/[.D31]" office:value-type="float" office:value="1687.7785493895" calcext:value-type="float">
            <text:p>1687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</table:table>
      <table:table table:name="DRAM_2808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5" table:formula="of:=(4*[.C2]+1.5*[.C3])*50000*8*0.000001/[.D31]" office:value-type="float" office:value="984.537487143874" calcext:value-type="float">
            <text:p>984.54</text:p>
          </table:table-cell>
          <table:table-cell table:style-name="ce1"/>
          <table:table-cell table:style-name="ce5" table:formula="of:=(4*[.C2]+1.5*[.C3])*50000*8*0.000001/[.D13]" office:value-type="string" office:string-value="" calcext:value-type="error">
            <text:p>#DIV/0!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/>
          <table:table-cell table:style-name="ce1" table:formula="of:=[.C2]*50000*8*0.000001/[.G1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5" table:formula="of:=(4*[.C2]+1.5*[.C3])*50000*8*0.000001/[.D32]" office:value-type="float" office:value="479.54648603749" calcext:value-type="float">
            <text:p>479.55</text:p>
          </table:table-cell>
          <table:table-cell table:style-name="ce1"/>
          <table:table-cell table:style-name="ce5" table:formula="of:=(4*[.C2]+1.5*[.C3])*50000*8*0.000001/[.D14]" office:value-type="string" office:string-value="" calcext:value-type="error">
            <text:p>#DIV/0!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/>
          <table:table-cell table:style-name="ce1" table:formula="of:=[.C2]*50000*8*0.000001/[.G1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table:style-name="ce5" table:formula="of:=(4*[.C2]+1.5*[.C3])*50000*8*0.000001/[.D33]" office:value-type="float" office:value="309.096830101616" calcext:value-type="float">
            <text:p>309.10</text:p>
          </table:table-cell>
          <table:table-cell table:style-name="ce1"/>
          <table:table-cell table:style-name="ce5" table:formula="of:=(4*[.C2]+1.5*[.C3])*50000*8*0.000001/[.D15]" office:value-type="string" office:string-value="" calcext:value-type="error">
            <text:p>#DIV/0!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/>
          <table:table-cell table:style-name="ce1" table:formula="of:=[.C2]*50000*8*0.000001/[.G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5" table:formula="of:=(4*[.C2]+1.5*[.C3])*50000*8*0.000001/[.D34]" office:value-type="float" office:value="233.00179120127" calcext:value-type="float">
            <text:p>233.00</text:p>
          </table:table-cell>
          <table:table-cell table:style-name="ce1"/>
          <table:table-cell table:style-name="ce5" table:formula="of:=(4*[.C2]+1.5*[.C3])*50000*8*0.000001/[.D16]" office:value-type="string" office:string-value="" calcext:value-type="error">
            <text:p>#DIV/0!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/>
          <table:table-cell table:style-name="ce1" table:formula="of:=[.C2]*50000*8*0.000001/[.G1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style-name="ce5" table:formula="of:=(4*[.C2]+1.5*[.C3])*50000*8*0.000001/[.D35]" office:value-type="float" office:value="209.285942524848" calcext:value-type="float">
            <text:p>209.29</text:p>
          </table:table-cell>
          <table:table-cell table:style-name="ce1"/>
          <table:table-cell table:style-name="ce5" table:formula="of:=(4*[.C2]+1.5*[.C3])*50000*8*0.000001/[.D17]" office:value-type="string" office:string-value="" calcext:value-type="error">
            <text:p>#DIV/0!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/>
          <table:table-cell table:style-name="ce1" table:formula="of:=[.C2]*50000*8*0.000001/[.G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style-name="ce5" table:formula="of:=(4*[.C2]+1.5*[.C3])*50000*8*0.000001/[.D36]" office:value-type="float" office:value="197.507873863007" calcext:value-type="float">
            <text:p>197.51</text:p>
          </table:table-cell>
          <table:table-cell table:style-name="ce1"/>
          <table:table-cell table:style-name="ce5" table:formula="of:=(4*[.C2]+1.5*[.C3])*50000*8*0.000001/[.D18]" office:value-type="string" office:string-value="" calcext:value-type="error">
            <text:p>#DIV/0!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/>
          <table:table-cell table:style-name="ce1" table:formula="of:=[.C2]*50000*8*0.000001/[.G1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5" table:formula="of:=(4*[.C2]+1.5*[.C3])*50000*8*0.000001/[.D37]" office:value-type="float" office:value="188.229599776813" calcext:value-type="float">
            <text:p>188.23</text:p>
          </table:table-cell>
          <table:table-cell table:style-name="ce1"/>
          <table:table-cell table:style-name="ce5" table:formula="of:=(4*[.C2]+1.5*[.C3])*50000*8*0.000001/[.D19]" office:value-type="string" office:string-value="" calcext:value-type="error">
            <text:p>#DIV/0!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/>
          <table:table-cell table:style-name="ce1" table:formula="of:=[.C2]*50000*8*0.000001/[.G1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5" table:formula="of:=(4*[.C2]+1.5*[.C3])*50000*8*0.000001/[.D38]" office:value-type="float" office:value="178.714468531893" calcext:value-type="float">
            <text:p>178.71</text:p>
          </table:table-cell>
          <table:table-cell table:style-name="ce1"/>
          <table:table-cell table:style-name="ce5" table:formula="of:=(4*[.C2]+1.5*[.C3])*50000*8*0.000001/[.D20]" office:value-type="string" office:string-value="" calcext:value-type="error">
            <text:p>#DIV/0!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/>
          <table:table-cell table:style-name="ce1" table:formula="of:=[.C2]*50000*8*0.000001/[.G2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style-name="ce5" table:formula="of:=(4*[.C2]+1.5*[.C3])*50000*8*0.000001/[.D39]" office:value-type="float" office:value="170.706986030986" calcext:value-type="float">
            <text:p>170.71</text:p>
          </table:table-cell>
          <table:table-cell table:style-name="ce1"/>
          <table:table-cell table:style-name="ce5" table:formula="of:=(4*[.C2]+1.5*[.C3])*50000*8*0.000001/[.D21]" office:value-type="string" office:string-value="" calcext:value-type="error">
            <text:p>#DIV/0!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/>
          <table:table-cell table:style-name="ce1" table:formula="of:=[.C2]*50000*8*0.000001/[.G21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2.214758" calcext:value-type="float">
            <text:p>432.21</text:p>
          </table:table-cell>
          <table:table-cell table:style-name="ce5" table:formula="of:=(4*[.C2]+1.5*[.C3])*50000*8*0.000001/[.D40]" office:value-type="float" office:value="164.728895948699" calcext:value-type="float">
            <text:p>164.73</text:p>
          </table:table-cell>
          <table:table-cell table:style-name="ce1" office:value-type="float" office:value="425.016942" calcext:value-type="float">
            <text:p>425.02</text:p>
          </table:table-cell>
          <table:table-cell table:style-name="ce5" table:formula="of:=(4*[.C2]+1.5*[.C3])*50000*8*0.000001/[.D22]" office:value-type="float" office:value="26351.8906971007" calcext:value-type="float">
            <text:p>26,351.89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7.197816" calcext:value-type="float">
            <text:p>7.20</text:p>
          </table:table-cell>
          <table:table-cell table:style-name="ce1" table:formula="of:=[.C2]*50000*8*0.000001/[.G22]" office:value-type="float" office:value="55572.4125206868" calcext:value-type="float">
            <text:p>55572.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25.192935" calcext:value-type="float">
            <text:p>425.19</text:p>
          </table:table-cell>
          <table:table-cell table:style-name="ce5" table:formula="of:=(4*[.C2]+1.5*[.C3])*50000*8*0.000001/[.D41]" office:value-type="float" office:value="160.206208276653" calcext:value-type="float">
            <text:p>160.21</text:p>
          </table:table-cell>
          <table:table-cell table:style-name="ce1" office:value-type="float" office:value="418.233134" calcext:value-type="float">
            <text:p>418.23</text:p>
          </table:table-cell>
          <table:table-cell table:style-name="ce5" table:formula="of:=(4*[.C2]+1.5*[.C3])*50000*8*0.000001/[.D23]" office:value-type="float" office:value="26779.3225584083" calcext:value-type="float">
            <text:p>26,779.32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959801" calcext:value-type="float">
            <text:p>6.96</text:p>
          </table:table-cell>
          <table:table-cell table:style-name="ce1" table:formula="of:=[.C2]*50000*8*0.000001/[.G23]" office:value-type="float" office:value="57472.9076305486" calcext:value-type="float">
            <text:p>57472.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92.80848" calcext:value-type="float">
            <text:p>392.81</text:p>
          </table:table-cell>
          <table:table-cell table:style-name="ce5" table:formula="of:=(4*[.C2]+1.5*[.C3])*50000*8*0.000001/[.D42]" office:value-type="float" office:value="157.989916857806" calcext:value-type="float">
            <text:p>157.99</text:p>
          </table:table-cell>
          <table:table-cell table:style-name="ce1" office:value-type="float" office:value="386.17873" calcext:value-type="float">
            <text:p>386.18</text:p>
          </table:table-cell>
          <table:table-cell table:style-name="ce5" table:formula="of:=(4*[.C2]+1.5*[.C3])*50000*8*0.000001/[.D24]" office:value-type="float" office:value="29002.1151605113" calcext:value-type="float">
            <text:p>29,002.12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62975" calcext:value-type="float">
            <text:p>6.63</text:p>
          </table:table-cell>
          <table:table-cell table:style-name="ce1" table:formula="of:=[.C2]*50000*8*0.000001/[.G24]" office:value-type="float" office:value="60334.1000791885" calcext:value-type="float">
            <text:p>60334.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60.360288" calcext:value-type="float">
            <text:p>360.36</text:p>
          </table:table-cell>
          <table:table-cell table:style-name="ce5" table:formula="of:=(4*[.C2]+1.5*[.C3])*50000*8*0.000001/[.D43]" office:value-type="float" office:value="155.246141371017" calcext:value-type="float">
            <text:p>155.25</text:p>
          </table:table-cell>
          <table:table-cell table:style-name="ce1" office:value-type="float" office:value="354.057749" calcext:value-type="float">
            <text:p>354.06</text:p>
          </table:table-cell>
          <table:table-cell table:style-name="ce5" table:formula="of:=(4*[.C2]+1.5*[.C3])*50000*8*0.000001/[.D25]" office:value-type="float" office:value="31633.257658202" calcext:value-type="float">
            <text:p>31,633.26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6.302539" calcext:value-type="float">
            <text:p>6.30</text:p>
          </table:table-cell>
          <table:table-cell table:style-name="ce1" table:formula="of:=[.C2]*50000*8*0.000001/[.G25]" office:value-type="float" office:value="63466.4854910061" calcext:value-type="float">
            <text:p>63466.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4.210608" calcext:value-type="float">
            <text:p>334.21</text:p>
          </table:table-cell>
          <table:table-cell table:style-name="ce5" table:formula="of:=(4*[.C2]+1.5*[.C3])*50000*8*0.000001/[.D44]" office:value-type="float" office:value="154.219203320119" calcext:value-type="float">
            <text:p>154.22</text:p>
          </table:table-cell>
          <table:table-cell table:style-name="ce1" office:value-type="float" office:value="328.537181" calcext:value-type="float">
            <text:p>328.54</text:p>
          </table:table-cell>
          <table:table-cell table:style-name="ce5" table:formula="of:=(4*[.C2]+1.5*[.C3])*50000*8*0.000001/[.D26]" office:value-type="float" office:value="34090.5098348671" calcext:value-type="float">
            <text:p>34,090.51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673427" calcext:value-type="float">
            <text:p>5.67</text:p>
          </table:table-cell>
          <table:table-cell table:style-name="ce1" table:formula="of:=[.C2]*50000*8*0.000001/[.G26]" office:value-type="float" office:value="70504.1238743356" calcext:value-type="float">
            <text:p>70504.12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22.584183" calcext:value-type="float">
            <text:p>322.58</text:p>
          </table:table-cell>
          <table:table-cell table:style-name="ce5" table:formula="of:=(4*[.C2]+1.5*[.C3])*50000*8*0.000001/[.D45]" office:value-type="float" office:value="153.901964448646" calcext:value-type="float">
            <text:p>153.90</text:p>
          </table:table-cell>
          <table:table-cell table:style-name="ce1" office:value-type="float" office:value="317.050138" calcext:value-type="float">
            <text:p>317.05</text:p>
          </table:table-cell>
          <table:table-cell table:style-name="ce5" table:formula="of:=(4*[.C2]+1.5*[.C3])*50000*8*0.000001/[.D27]" office:value-type="float" office:value="35325.643037569" calcext:value-type="float">
            <text:p>35,325.64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534045" calcext:value-type="float">
            <text:p>5.53</text:p>
          </table:table-cell>
          <table:table-cell table:style-name="ce1" table:formula="of:=[.C2]*50000*8*0.000001/[.G27]" office:value-type="float" office:value="72279.8603914497" calcext:value-type="float">
            <text:p>72279.86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03.304625" calcext:value-type="float">
            <text:p>303.30</text:p>
          </table:table-cell>
          <table:table-cell table:style-name="ce5" table:formula="of:=(4*[.C2]+1.5*[.C3])*50000*8*0.000001/[.D46]" office:value-type="float" office:value="154.033405994925" calcext:value-type="float">
            <text:p>154.03</text:p>
          </table:table-cell>
          <table:table-cell table:style-name="ce1" office:value-type="float" office:value="298.08511" calcext:value-type="float">
            <text:p>298.09</text:p>
          </table:table-cell>
          <table:table-cell table:style-name="ce5" table:formula="of:=(4*[.C2]+1.5*[.C3])*50000*8*0.000001/[.D28]" office:value-type="float" office:value="37573.1615712036" calcext:value-type="float">
            <text:p>37,573.16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219515" calcext:value-type="float">
            <text:p>5.22</text:p>
          </table:table-cell>
          <table:table-cell table:style-name="ce1" table:formula="of:=[.C2]*50000*8*0.000001/[.G28]" office:value-type="float" office:value="76635.4728360777" calcext:value-type="float">
            <text:p>76635.47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</table:table>
      <table:table table:name="DRAM_2407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ce2"/>
        <table:table-column table:style-name="co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6*[.C2]+5*[.C3])*50000*8*0.000001/[.D31]" office:value-type="float" office:value="3024.17011401296" calcext:value-type="float">
            <text:p>3,024.17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6*[.C2]+5*[.C3])*50000*8*0.000001/[.E13]" office:value-type="float" office:value="32530.1233266127" calcext:value-type="float">
            <text:p>32,530.12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H13]" office:value-type="float" office:value="6965.05793112162" calcext:value-type="float">
            <text:p>6965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6*[.C2]+5*[.C3])*50000*8*0.000001/[.D32]" office:value-type="float" office:value="1473.00653382087" calcext:value-type="float">
            <text:p>1,473.01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6*[.C2]+5*[.C3])*50000*8*0.000001/[.E14]" office:value-type="float" office:value="62021.9119653429" calcext:value-type="float">
            <text:p>62,021.9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H14]" office:value-type="float" office:value="12664.9986120278" calcext:value-type="float">
            <text:p>1266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6*[.C2]+5*[.C3])*50000*8*0.000001/[.D33]" office:value-type="float" office:value="949.442157495874" calcext:value-type="float">
            <text:p>949.44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6*[.C2]+5*[.C3])*50000*8*0.000001/[.E15]" office:value-type="float" office:value="89893.0455707076" calcext:value-type="float">
            <text:p>89,893.05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H15]" office:value-type="float" office:value="18440.6385655048" calcext:value-type="float">
            <text:p>18440.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6*[.C2]+5*[.C3])*50000*8*0.000001/[.D34]" office:value-type="float" office:value="715.703630043084" calcext:value-type="float">
            <text:p>715.70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6*[.C2]+5*[.C3])*50000*8*0.000001/[.E16]" office:value-type="float" office:value="116506.425019394" calcext:value-type="float">
            <text:p>116,506.43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H16]" office:value-type="float" office:value="25529.0739910192" calcext:value-type="float">
            <text:p>25529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6*[.C2]+5*[.C3])*50000*8*0.000001/[.D35]" office:value-type="float" office:value="642.856469084542" calcext:value-type="float">
            <text:p>642.86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6*[.C2]+5*[.C3])*50000*8*0.000001/[.E17]" office:value-type="float" office:value="143595.089846248" calcext:value-type="float">
            <text:p>143,595.09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H17]" office:value-type="float" office:value="31469.4497230646" calcext:value-type="float">
            <text:p>31469.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6*[.C2]+5*[.C3])*50000*8*0.000001/[.D36]" office:value-type="float" office:value="606.678178554172" calcext:value-type="float">
            <text:p>606.68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6*[.C2]+5*[.C3])*50000*8*0.000001/[.E18]" office:value-type="float" office:value="169366.598933136" calcext:value-type="float">
            <text:p>169,366.60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H18]" office:value-type="float" office:value="37394.8789993139" calcext:value-type="float">
            <text:p>37394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6*[.C2]+5*[.C3])*50000*8*0.000001/[.D37]" office:value-type="float" office:value="578.178421493131" calcext:value-type="float">
            <text:p>578.18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6*[.C2]+5*[.C3])*50000*8*0.000001/[.E19]" office:value-type="float" office:value="193422.845849281" calcext:value-type="float">
            <text:p>193,422.85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H19]" office:value-type="float" office:value="43189.2289551319" calcext:value-type="float">
            <text:p>43189.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6*[.C2]+5*[.C3])*50000*8*0.000001/[.D38]" office:value-type="float" office:value="548.951118401527" calcext:value-type="float">
            <text:p>548.95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6*[.C2]+5*[.C3])*50000*8*0.000001/[.E20]" office:value-type="float" office:value="210085.628747163" calcext:value-type="float">
            <text:p>210,085.63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H20]" office:value-type="float" office:value="47422.7641650595" calcext:value-type="float">
            <text:p>47422.7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6*[.C2]+5*[.C3])*50000*8*0.000001/[.D39]" office:value-type="float" office:value="524.354808373787" calcext:value-type="float">
            <text:p>524.35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6*[.C2]+5*[.C3])*50000*8*0.000001/[.E21]" office:value-type="float" office:value="222612.661002526" calcext:value-type="float">
            <text:p>222,612.66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H21]" office:value-type="float" office:value="47190.1415670779" calcext:value-type="float">
            <text:p>47190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6*[.C2]+5*[.C3])*50000*8*0.000001/[.D40]" office:value-type="float" office:value="505.992113604106" calcext:value-type="float">
            <text:p>505.99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6*[.C2]+5*[.C3])*50000*8*0.000001/[.E22]" office:value-type="float" office:value="238912.57671531" calcext:value-type="float">
            <text:p>238,912.5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H22]" office:value-type="float" office:value="56160.9352124386" calcext:value-type="float">
            <text:p>56160.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6*[.C2]+5*[.C3])*50000*8*0.000001/[.D41]" office:value-type="float" office:value="492.099928622413" calcext:value-type="float">
            <text:p>492.10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6*[.C2]+5*[.C3])*50000*8*0.000001/[.E23]" office:value-type="float" office:value="244836.812106792" calcext:value-type="float">
            <text:p>244,836.81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H23]" office:value-type="float" office:value="59989.3187281047" calcext:value-type="float">
            <text:p>59989.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6*[.C2]+5*[.C3])*50000*8*0.000001/[.D42]" office:value-type="float" office:value="485.292222099968" calcext:value-type="float">
            <text:p>485.29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6*[.C2]+5*[.C3])*50000*8*0.000001/[.E24]" office:value-type="float" office:value="247399.864979006" calcext:value-type="float">
            <text:p>247,399.86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H24]" office:value-type="float" office:value="62998.6413633437" calcext:value-type="float">
            <text:p>62998.6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6*[.C2]+5*[.C3])*50000*8*0.000001/[.D43]" office:value-type="float" office:value="476.864260813518" calcext:value-type="float">
            <text:p>476.86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6*[.C2]+5*[.C3])*50000*8*0.000001/[.E25]" office:value-type="float" office:value="245862.40384092" calcext:value-type="float">
            <text:p>245,862.4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H25]" office:value-type="float" office:value="64312.6636151931" calcext:value-type="float">
            <text:p>64312.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6*[.C2]+5*[.C3])*50000*8*0.000001/[.D44]" office:value-type="float" office:value="473.709850338525" calcext:value-type="float">
            <text:p>473.71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6*[.C2]+5*[.C3])*50000*8*0.000001/[.E26]" office:value-type="float" office:value="247507.620235852" calcext:value-type="float">
            <text:p>247,507.62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H26]" office:value-type="float" office:value="67841.2589341319" calcext:value-type="float">
            <text:p>67841.2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6*[.C2]+5*[.C3])*50000*8*0.000001/[.D45]" office:value-type="float" office:value="472.735398551123" calcext:value-type="float">
            <text:p>472.74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6*[.C2]+5*[.C3])*50000*8*0.000001/[.E27]" office:value-type="float" office:value="249456.17894465" calcext:value-type="float">
            <text:p>249,456.18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H27]" office:value-type="float" office:value="71515.5223352287" calcext:value-type="float">
            <text:p>71515.52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6*[.C2]+5*[.C3])*50000*8*0.000001/[.D46]" office:value-type="float" office:value="473.139143051649" calcext:value-type="float">
            <text:p>473.14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6*[.C2]+5*[.C3])*50000*8*0.000001/[.E28]" office:value-type="float" office:value="252240.102595138" calcext:value-type="float">
            <text:p>252,240.10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H28]" office:value-type="float" office:value="75082.2976402416" calcext:value-type="float">
            <text:p>75082.30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5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AM_030720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2" table:default-cell-style-name="ce2"/>
        <table:table-column table:style-name="co4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4" table:number-columns-repeated="2" table:default-cell-style-name="Default"/>
        <table:table-column table:style-name="co16" table:default-cell-style-name="ce1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7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03:08:12.482646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4DT40M14S</meta:editing-duration>
    <meta:editing-cycles>44</meta:editing-cycles>
    <meta:generator>LibreOffice/6.3.6.2$Linux_X86_64 LibreOffice_project/30$Build-2</meta:generator>
    <dc:date>2020-10-16T06:43:15.317965553</dc:date>
    <meta:document-statistic meta:table-count="9" meta:cell-count="5347" meta:object-count="0"/>
    <meta:template xlink:type="simple" xlink:actuate="onRequest" xlink:title="SveinGunnar" xlink:href="../../../../../Templates/SveinGunnar.ots" meta:date="2020-06-18T19:10:08.448216590"/>
  </office:meta>
</office:document-meta>
</file>